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4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.02cm"/>
        </style:tab-stops>
      </style:paragraph-properties>
    </style:style>
    <style:style style:name="P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.028cm"/>
        </style:tab-stops>
      </style:paragraph-properties>
    </style:style>
    <style:style style:name="P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.101cm"/>
        </style:tab-stops>
      </style:paragraph-properties>
    </style:style>
    <style:style style:name="P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.111cm"/>
        </style:tab-stops>
      </style:paragraph-properties>
    </style:style>
    <style:style style:name="P10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1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2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3" style:family="paragraph" style:parent-style-name="Základný_20_text_20__28_3_29_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14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5" style:family="paragraph" style:parent-style-name="Záhlavie_20__23_1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6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1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0a9fed"/>
    </style:style>
    <style:style style:name="P1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0c90f1"/>
    </style:style>
    <style:style style:name="P2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2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T1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officeooo:rsid="000a9fed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0c237d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0c90f1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fo:language="sk" fo:country="SK" style:font-size-asian="14pt" style:language-asian="sk" style:country-asian="SK" style:font-size-complex="14pt" style:language-complex="sk" style:country-complex="SK"/>
    </style:style>
    <style:style style:name="T6" style:family="text">
      <style:text-properties fo:color="#000000" style:font-name="Arial1" fo:font-size="14pt" officeooo:rsid="000a9fed" fo:background-color="#80ffff" loext:char-shading-value="0" style:font-name-asian="Microsoft Sans Serif" style:font-size-asian="14pt" style:font-name-complex="Microsoft Sans Serif" style:font-size-complex="14pt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style:font-name="Arial" fo:font-size="14pt" officeooo:rsid="000a9fed" style:font-size-asian="14pt" style:font-size-complex="14pt"/>
    </style:style>
    <style:style style:name="T9" style:family="text">
      <style:text-properties style:font-name="Arial" fo:font-size="14pt" officeooo:rsid="000c237d" style:font-size-asian="14pt" style:font-size-complex="14pt"/>
    </style:style>
    <style:style style:name="T10" style:family="text">
      <style:text-properties style:font-name="Arial" fo:font-size="14pt" officeooo:rsid="000c90f1" style:font-size-asian="14pt" style:font-size-complex="14pt"/>
    </style:style>
    <style:style style:name="T11" style:family="text">
      <style:text-properties style:font-name="Arial1" fo:font-size="14pt" officeooo:rsid="000c90f1" style:font-name-asian="Microsoft Sans Serif" style:font-size-asian="14pt" style:font-name-complex="Microsoft Sans Serif" style:font-size-complex="14pt"/>
    </style:style>
    <style:style style:name="Sect1" style:family="section">
      <style:section-properties fo:margin-left="0.635cm" fo:margin-right="10.553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5" text:outline-level="1"><text:bookmark-start text:name="bookmark0"/><text:span text:style-name="CharStyle4"><text:span text:style-name="T7">CHYTĽAVÉ CHOROBY ZVIERAT</text:span></text:span><text:bookmark-end text:name="bookmark0"/></text:h>
        <text:p text:style-name="P3"><text:span text:style-name="CharStyle7"><text:span text:style-name="T7">NAPÍSAL</text:span></text:span></text:p>
        <text:h text:style-name="P10" text:outline-level="2"><text:bookmark-start text:name="bookmark2"/><text:span text:style-name="CharStyle9"><text:span text:style-name="T7">LADISLAV JAKA</text:span></text:span><text:span text:style-name="CharStyle9"><text:span text:style-name="T1">B</text:span></text:span><text:bookmark-end text:name="bookmark2"/></text:h>
        <text:p text:style-name="P4"><text:span text:style-name="CharStyle11"><text:span text:style-name="T7">DOZORCA ZVIERACIEHO ZDRAVOTNÍCTVA.</text:span></text:span></text:p>
        <text:p text:style-name="P3"><text:span text:style-name="CharStyle6"><text:span text:style-name="T7"/></text:span></text:p>
        <text:p text:style-name="P11"><text:span text:style-name="CharStyle6"><text:span text:style-name="T7">Účinok chytľavých chorôb zvierat na naše národohospodárske pomery.</text:span></text:span></text:p>
        <text:p text:style-name="P5"><text:span text:style-name="CharStyle16"><text:span text:style-name="T7"/></text:span></text:p>
        <text:p text:style-name="P16"><text:span text:style-name="CharStyle16"><text:span text:style-name="T7">V Uhorsku na tento čas je 6 millionov kusov rožného statku, 2 milliony koní, 5 millionov ošípaných a 8 millionov oviec, ktoré, ačko</text:span></text:span><text:span text:style-name="CharStyle16"><text:span text:style-name="T8">ľ</text:span></text:span><text:span text:style-name="CharStyle16"><text:span text:style-name="T7">vek sú rozdelené me</text:span></text:span><text:span text:style-name="CharStyle16"><text:span text:style-name="T8">dzi</text:span></text:span><text:span text:style-name="CharStyle16"><text:span text:style-name="T7"> jednotlivých gazdov, predsa tvoria národný majetok. Hodnota tu vypočítaných zvierat činí 2 m</text:span></text:span><text:span text:style-name="CharStyle16"><text:span text:style-name="T1">i</text:span></text:span><text:span text:style-name="CharStyle16"><text:span text:style-name="T7">ll</text:span></text:span><text:span text:style-name="CharStyle16"><text:span text:style-name="T1">i</text:span></text:span><text:span text:style-name="CharStyle16"><text:span text:style-name="T7">árdy (2000 millionov) korún, ale táto cena zvierat primeraným vyvinovaním chovu a zlepšením zdravotníckych pomerov zvierat môže by</text:span></text:span><text:span text:style-name="CharStyle16"><text:span text:style-name="T2">ť</text:span></text:span><text:span text:style-name="CharStyle16"><text:span text:style-name="T7"> zvýšená, naproti tomu zameškaním toho môže značne upad­núť. O zachránení tohoto ve</text:span></text:span><text:span text:style-name="CharStyle16"><text:span text:style-name="T1">ľ</text:span></text:span><text:span text:style-name="CharStyle16"><text:span text:style-name="T7">kého majetku stará sa aj štát, ale je to povinnosťou aj jednotlivých gazdov.</text:span></text:span></text:p>
        <text:p text:style-name="P5"><text:span text:style-name="CharStyle16"><text:span text:style-name="T7">Aby však gazdovia vedeli bráni</text:span></text:span><text:span text:style-name="CharStyle16"><text:span text:style-name="T8">ť</text:span></text:span><text:span text:style-name="CharStyle16"><text:span text:style-name="T7"> tento národný a v prvom rade svoj majetok, zvlášte aby statok vedeli brániť pred nákazli­vými nemociami, predovšetkým majú poznať choroby zapríčiňu­júce nákazlivé huby a podmienky života týchto húb.</text:span></text:span></text:p>
        <text:p text:style-name="P3"><text:span text:style-name="CharStyle6"><text:span text:style-name="T7"/></text:span></text:p>
        <text:p text:style-name="P11"><text:span text:style-name="CharStyle6"><text:span text:style-name="T7">Druhy nákazlivých húb, ich život a choroby zapríčiňujúci účinok.</text:span></text:span></text:p>
        <text:p text:style-name="P5"><text:span text:style-name="CharStyle16"><text:span text:style-name="T7"/></text:span></text:p>
        <text:p text:style-name="P16"><text:span text:style-name="CharStyle16"><text:span text:style-name="T7">Dávnejšie nepoznali príčiny nákazlivých chorôb. Hľadali tieto príčiny, ale bádania len v najnovších časoch viedly k výsledku. Z týchto zk</text:span></text:span><text:span text:style-name="CharStyle16"><text:span text:style-name="T8">ú</text:span></text:span><text:span text:style-name="CharStyle16"><text:span text:style-name="T7">maní vysvitlo, že nákazlivé choroby zvierat zapríči­ňujú také drobulinké rastlinky, ktoré slobodným okom ani videť nemožno.</text:span></text:span></text:p>
        <text:p text:style-name="P5"><text:soft-page-break/><text:span text:style-name="CharStyle16"><text:span text:style-name="T7">Zvláštnym poriadkom prírody je, že sa tieto neviditeľné ra­stlinky tak rapídne a v takej miere rozširujú, že zvieratá, ktoré napadnú, ochorejú a veľmi často aj vyhynú. Tieto rastlinky žijú v pôde, v</text:span></text:span><text:span text:style-name="CharStyle16"><text:span text:style-name="T2">o</text:span></text:span><text:span text:style-name="CharStyle16"><text:span text:style-name="T7"> vode</text:span></text:span><text:span text:style-name="CharStyle16"><text:span text:style-name="T1">,</text:span></text:span><text:span text:style-name="CharStyle16"><text:span text:style-name="T7"> v rastlinách, na zašpinených predmetoch, na výkalách zvierat, na náčiní alebo aj v povetrí, kde sa živia a rozmnožujú. V kvapke vody môže ich žiť na státisíce a v jednom prášku najdú celú svoju potrebu. Ony zapríčiňujú hnitie</text:span></text:span><text:span text:style-name="CharStyle16"><text:span text:style-name="T1">,</text:span></text:span><text:span text:style-name="CharStyle16"><text:span text:style-name="T7"> dozrenie hnoja; ony privedú muš</text:span></text:span><text:span text:style-name="CharStyle16"><text:span text:style-name="T2">t</text:span></text:span><text:span text:style-name="CharStyle16"><text:span text:style-name="T7"> ku tomu aby sa stal vínom, slad ku tomu, aby mohli variť z neho pivo, kvas ku tomu, aby sme chlieb mohli piec</text:span></text:span><text:span text:style-name="CharStyle16"><text:span text:style-name="T8">ť</text:span></text:span><text:span text:style-name="CharStyle16"><text:span text:style-name="T7"> a od nich sa sadne mlieko, aby bola smotánka atď. Niek­toré z týchto drobulinkých rastlín teda robia mnoho osohu, ale iné ich druhy sú nesmierne nebezpečné a škodlivé.</text:span></text:span></text:p>
        <text:p text:style-name="P5"><text:span text:style-name="CharStyle16"><text:span text:style-name="T7">Sú medzi nimi také, ktoré žijú len </text:span></text:span><text:span text:style-name="CharStyle16"><text:span text:style-name="T1">na</text:span></text:span><text:span text:style-name="CharStyle16"><text:span text:style-name="T7"> </text:span></text:span><text:span text:style-name="CharStyle16"><text:span text:style-name="T1">tele</text:span></text:span><text:span text:style-name="CharStyle16"><text:span text:style-name="T7"> zviera</text:span></text:span><text:span text:style-name="CharStyle16"><text:span text:style-name="T8">ťa</text:span></text:span><text:span text:style-name="CharStyle16"><text:span text:style-name="T7">, kdežto iné zdržujú sa vo vnútri tela alebo vo volaktorom vnútornom ústroji zviera</text:span></text:span><text:span text:style-name="CharStyle16"><text:span text:style-name="T8">ťa</text:span></text:span><text:span text:style-name="CharStyle16"><text:span text:style-name="T7"> a keď sa ta raz dostanú, zapríčinia chorobu. Keď sa prostredn</text:span></text:span><text:span text:style-name="CharStyle16"><text:span text:style-name="T2">e</text:span></text:span><text:span text:style-name="CharStyle16"><text:span text:style-name="T7"> alebo bezprostredne do iného zvieraťa dostanú, aj v tom zapríčinia chorobu.</text:span></text:span></text:p>
        <text:p text:style-name="P5"><text:span text:style-name="CharStyle16"><text:span text:style-name="T7">Chorobu zapríčiňujúce huby d</text:span></text:span><text:span text:style-name="CharStyle16"><text:span text:style-name="T1">ľ</text:span></text:span><text:span text:style-name="CharStyle16"><text:span text:style-name="T7">a podoby sú rozdielne. Sú gu­ľaté, z viac čiastok pozostávajúce, reťazovité a sú aj také, ktoré majú podobu paličiek. Že jaké sú drobulinké, o tom si môžeme pochop utvoriť z toho, že sú aj také, ktorých je asi 10.000 v jed­nej kvapke krvi.</text:span></text:span></text:p>
        <text:p text:style-name="P5"><text:span text:style-name="CharStyle16"><text:span text:style-name="T7">Najlepšie sa vyvinuj</text:span></text:span><text:span text:style-name="CharStyle16"><text:span text:style-name="T2">ú</text:span></text:span><text:span text:style-name="CharStyle16"><text:span text:style-name="T7"> v tele zvieraťa a sú medzi nimi také, ktoré len v zvierati môžu ži</text:span></text:span><text:span text:style-name="CharStyle16"><text:span text:style-name="T8">ť</text:span></text:span><text:span text:style-name="CharStyle16"><text:span text:style-name="T7"> a sú aj také, ktoré aj mimo tela zvieraťa nájdu svoje životné podmienky.</text:span></text:span></text:p>
        <text:p text:style-name="P5"><text:span text:style-name="CharStyle16"><text:span text:style-name="T7">Tieto drobné rastlinky teda zapríčiňujú chytľavé choroby u zvierat a koľko druhov je týchto nákazlivých húb, práve toľkoraké sú aj nimi zapríčinené chytľavé choroby zvierat. Niektoré zahniezďa sa len v istých ústrojoch zvieracieho tela a patričn</text:span></text:span><text:span text:style-name="CharStyle16"><text:span text:style-name="T1">ý </text:span></text:span><text:span text:style-name="CharStyle16"><text:span text:style-name="T7">ústroj privedú do takého chorobného stavu, že celé zviera ochorie.</text:span></text:span></text:p>
        <text:p text:style-name="P5"><text:span text:style-name="CharStyle16"><text:span text:style-name="T7">Sú medzi nimi také, ktoré napadnú len isté ústroje a len istých zvierat. Tak ku pr </text:span></text:span><text:soft-page-break/><text:span text:style-name="CharStyle16"><text:span text:style-name="T7">od huby chyt</text:span></text:span><text:span text:style-name="CharStyle16"><text:span text:style-name="T8">ľ</text:span></text:span><text:span text:style-name="CharStyle16"><text:span text:style-name="T7">av</text:span></text:span><text:span text:style-name="CharStyle16"><text:span text:style-name="T1">éh</text:span></text:span><text:span text:style-name="CharStyle16"><text:span text:style-name="T7">o zapálenia </text:span></text:span><text:span text:style-name="CharStyle16"><text:span text:style-name="T1">p</text:span></text:span><text:span text:style-name="CharStyle16"><text:span text:style-name="T2">ľ</text:span></text:span><text:span text:style-name="CharStyle16"><text:span text:style-name="T1">úc</text:span></text:span><text:span text:style-name="CharStyle16"><text:span text:style-name="T7"> ochorejú len pľúca rožného statku, na zvieratá iného druhu táto huba sa nerozšíri. Huba, ktorá zapríčiňuje </text:span></text:span><text:span text:style-name="CharStyle16"><text:span text:style-name="T1">slintav</text:span></text:span><text:span text:style-name="CharStyle16"><text:span text:style-name="T7">ku a kuľhavku (pyskovú a paprčkovú chorobu) môže sa rozšíriť na všetky druhy paprčkových zvierat, od bacil</text:span></text:span><text:span text:style-name="CharStyle16"><text:span text:style-name="T1">l</text:span></text:span><text:span text:style-name="CharStyle16"><text:span text:style-name="T7">ov slezin</text:span></text:span><text:span text:style-name="CharStyle16"><text:span text:style-name="T1">ove</text:span></text:span><text:span text:style-name="CharStyle16"><text:span text:style-name="T7">j sneti môže ochoreť každé domáce zviera, ba aj človek. Takáto huba je aj otrava </text:span></text:span><text:span text:style-name="CharStyle16"><text:span text:style-name="T1">besnoty</text:span></text:span><text:span text:style-name="CharStyle16"><text:span text:style-name="T7">, kdežto sopľavú nemoc zapríčiňujúce bacilly pre rožný statok, pre ovce a pre ošípané nie sú nebez­pečné, naproti tomu zárodky </text:span></text:span><text:span text:style-name="CharStyle16"><text:span text:style-name="T1">sv</text:span></text:span><text:span text:style-name="CharStyle16"><text:span text:style-name="T7">iňského dúlu </text:span></text:span><text:span text:style-name="CharStyle16"><text:span text:style-name="T1">a s</text:span></text:span><text:span text:style-name="CharStyle16"><text:span text:style-name="T7">viňskej </text:span></text:span><text:span text:style-name="CharStyle16"><text:span text:style-name="T1">ruže</text:span></text:span><text:span text:style-name="CharStyle16"><text:span text:style-name="T7"> sú len pre ošípané nebezpečné.</text:span></text:span></text:p>
        <text:p text:style-name="P5"><text:span text:style-name="CharStyle16"><text:span text:style-name="T7">Všetky tieto bacilly dnes už aj umele vedia vypestovať a na tomto sa zakladá štep</text:span></text:span><text:span text:style-name="CharStyle16"><text:span text:style-name="T2">e</text:span></text:span><text:span text:style-name="CharStyle16"><text:span text:style-name="T7">nie zvierat proti nákazám. Štepenie pozo­stáva z toho, že umele dopestovanými, oslabenými bacillami ná­kazy zaštepia zvieratá, bacilly u zvieraťa zapríčinia len menší chorobný stav a t</text:span></text:span><text:span text:style-name="CharStyle16"><text:span text:style-name="T1">ý</text:span></text:span><text:span text:style-name="CharStyle16"><text:span text:style-name="T7">mto je zviera zabezpečené, že za istý čas (za niekoľko mesiacov) nepodľahne patričnej chorobe.</text:span></text:span></text:p>
        <text:p text:style-name="P14"><text:span text:style-name="CharStyle6"><text:span text:style-name="T7"/></text:span></text:p>
        <text:p text:style-name="P13"><text:span text:style-name="CharStyle6"><text:span text:style-name="T7">Všeobecné príznaky chytľavých chorôb zvierat.</text:span></text:span></text:p>
        <text:p text:style-name="P5"><text:span text:style-name="CharStyle16"><text:span text:style-name="T7"/></text:span></text:p>
        <text:p text:style-name="P16"><text:span text:style-name="CharStyle16"><text:span text:style-name="T7">Takýmto všeobecným príznakom každej choroby a tak aj nákazliv</text:span></text:span><text:span text:style-name="CharStyle16"><text:span text:style-name="T1">ý</text:span></text:span><text:span text:style-name="CharStyle16"><text:span text:style-name="T7">ch chorôb je horúčka. Telo zvieraťa je horúce, srdce mu rýchlejšie bije a zviera rýchlejšie dýcha. Takéto zviera chodí oby­čajne zronené, so spustenými </text:span></text:span><text:span text:style-name="CharStyle16"><text:span text:style-name="T1">uš</text:span></text:span><text:span text:style-name="CharStyle16"><text:span text:style-name="T7">iami. Srsť má chlpatú a nelisne sa, uši a nohy má </text:span></text:span><text:span text:style-name="CharStyle16"><text:span text:style-name="T8">st</text:span></text:span><text:span text:style-name="CharStyle16"><text:span text:style-name="T7">udené a oči tiež prezradzujú zronenos</text:span></text:span><text:span text:style-name="CharStyle16"><text:span text:style-name="T1">ť</text:span></text:span><text:span text:style-name="CharStyle16"><text:span text:style-name="T7">; zviera sa tu i tu trasie, pri čom niekedy sa aj veľm</text:span></text:span><text:span text:style-name="CharStyle16"><text:span text:style-name="T1">i</text:span></text:span><text:span text:style-name="CharStyle16"><text:span text:style-name="T7"> potí. Pri väčšej horúčke zviera tak oslabne, že kráča neiste, potáca sa a menšie zvieratá klesnú na zem a tam ležia. V tak</text:span></text:span><text:span text:style-name="CharStyle16"><text:span text:style-name="T1">ý</text:span></text:span><text:span text:style-name="CharStyle16"><text:span text:style-name="T7">to čas chorobu zapríčiňujúce huby v tele zvieraťa sú už veľmi rozmnožené. Pri nákazlivých chorobách zviera</text:span></text:span><text:span text:style-name="CharStyle16"><text:span text:style-name="T8">ta</text:span></text:span><text:span text:style-name="CharStyle16"><text:span text:style-name="T7"> vždy majú horúčku, kým nevyhynú, alebo kým sa im choroba neobráti k lepšiemu.</text:span></text:span></text:p>
        <text:p text:style-name="P5"><text:soft-page-break/><text:span text:style-name="CharStyle16"><text:span text:style-name="T7">V páde sopľavej nemoce</text:span></text:span><text:span text:style-name="CharStyle16"><text:span text:style-name="T1">,</text:span></text:span><text:span text:style-name="CharStyle16"><text:span text:style-name="T7"> chytľavého zapálenia pľ</text:span></text:span><text:span text:style-name="CharStyle16"><text:span text:style-name="T1">ú</text:span></text:span><text:span text:style-name="CharStyle16"><text:span text:style-name="T7">c u rožného statku a v páde suchotín vyvinutie sa choroby niekedy ťahá sa za viac mesiacov, v takýto čas aj horúčka je premenlivá, tu </text:span></text:span><text:span text:style-name="CharStyle16"><text:span text:style-name="T1">i</text:span></text:span><text:span text:style-name="CharStyle16"><text:span text:style-name="T7"> tu s</text:span></text:span><text:span text:style-name="CharStyle16"><text:span text:style-name="T8">a</text:span></text:span><text:span text:style-name="CharStyle16"><text:span text:style-name="T7"> zmenší a zvieratá stanú sa veselšími, ba pri dobrých okolnosťach aj stučnejú. Ale toto je len výnimka, lebo v najviac pádoch počas choroby zviera veľmi schudne </text:span></text:span><text:span text:style-name="CharStyle16"><text:span text:style-name="T2">a</text:span></text:span><text:span text:style-name="CharStyle16"><text:span text:style-name="T7"> to tým viac, lebo choré zviera nemá ani chuť ku žraniu. Horúčkový stav najlepšie sa dá poznať pomocou zverolekárskeho teplomeru, ktorý lekár vopchá do spodného </text:span></text:span><text:span text:style-name="CharStyle16"><text:span text:style-name="T8">č</text:span></text:span><text:span text:style-name="CharStyle16"><text:span text:style-name="T7">reva zvieraťa.</text:span></text:span></text:p>
        <text:p text:style-name="P5"><text:span text:style-name="CharStyle16"><text:span text:style-name="T7">Pri upotrebení teplomeru treba pozorovať, aby sme ho tak vopchali do spodného čreva zvieraťa, aby nás ta vnikajúce po­vetrie nezaviedlo ku falošnému výsledku. Teplomer asi za 5—8 minút treba nechať v dobre zavretom spodnom čreve, vtedy ho vytiahneme a ukáže nám stupeň horúčky zvieraťa.</text:span></text:span></text:p>
        <text:p text:style-name="P5"><text:span text:style-name="CharStyle16"><text:span text:style-name="T7">Za riadnych okolností teplota tela domácich zvierat je nasle­dovná: pri koňoch 37 6—38, pri rožnom statku 37 5</text:span></text:span><text:span text:style-name="CharStyle16"><text:span text:style-name="T1">—</text:span></text:span><text:span text:style-name="CharStyle16"><text:span text:style-name="T7">39</text:span></text:span><text:span text:style-name="CharStyle16"><text:span text:style-name="T1"> </text:span></text:span><text:span text:style-name="CharStyle16"><text:span text:style-name="T7">5 priovciach, kozách a o</text:span></text:span><text:span text:style-name="CharStyle16"><text:span text:style-name="T1">š</text:span></text:span><text:span text:style-name="CharStyle16"><text:span text:style-name="T7">ýpaných 38—</text:span></text:span><text:span text:style-name="CharStyle16"><text:span text:style-name="T1">4</text:span></text:span><text:span text:style-name="CharStyle16"><text:span text:style-name="T7">0 stupňov. Po</text:span></text:span><text:span text:style-name="CharStyle16"><text:span text:style-name="T8">n</text:span></text:span><text:span text:style-name="CharStyle16"><text:span text:style-name="T7">evá</text:span></text:span><text:span text:style-name="CharStyle16"><text:span text:style-name="T8">č</text:span></text:span><text:span text:style-name="CharStyle16"><text:span text:style-name="T7"> v horúčkovom stave zviera aj rýchlejšie dýcha a aj srdce mu rýchlejšie bije, preto tu pripomnem, že zdravý, pokojný kô</text:span></text:span><text:span text:style-name="CharStyle16"><text:span text:style-name="T1">ň</text:span></text:span><text:span text:style-name="CharStyle16"><text:span text:style-name="T7"> za minútu 10—12 ráz vydýchne a srdce mu 4</text:span></text:span><text:span text:style-name="CharStyle16"><text:span text:style-name="T2">0</text:span></text:span><text:span text:style-name="CharStyle16"><text:span text:style-name="T7">—44 krát udre; rožný statok za minútu 10—15 rázy vydýchne a srdce mu 40—60 krát udre; ovca a koza za minútu 14—20 krát vydýchne a srdce im 60—</text:span></text:span><text:span text:style-name="CharStyle16"><text:span text:style-name="T8">8</text:span></text:span><text:span text:style-name="CharStyle16"><text:span text:style-name="T1">0</text:span></text:span><text:span text:style-name="CharStyle16"><text:span text:style-name="T7"> krát udr</text:span></text:span><text:span text:style-name="CharStyle16"><text:span text:style-name="T1">e</text:span></text:span><text:span text:style-name="CharStyle16"><text:span text:style-name="T7">; ošípaná za minútu 10—12 krát vyd</text:span></text:span><text:span text:style-name="CharStyle16"><text:span text:style-name="T1">ý</text:span></text:span><text:span text:style-name="CharStyle16"><text:span text:style-name="T7">chne a srdce jej 60—80</text:span></text:span><text:span text:style-name="CharStyle16"><text:span text:style-name="T1"> </text:span></text:span><text:span text:style-name="CharStyle16"><text:span text:style-name="T7">krát udre. U mladých zvierat je o jedno dve čísla viac, u starých o toľko menej. Že koľkokrát zviera vydýchne, to vidíme na pohybovaní sa nosových dier </text:span></text:span><text:span text:style-name="CharStyle16"><text:span text:style-name="T1">a</text:span></text:span><text:span text:style-name="CharStyle16"><text:span text:style-name="T7"> že koľkokrát mu srdce udre za minútu, to môžeme počuť, keď si ucho priložíme ku ľavému boku zvieraťa, tam kde má srdce, ale dá sa toto poznať aj oľa</text:span></text:span><text:span text:style-name="CharStyle16"><text:span text:style-name="T1"> </text:span></text:span><text:span text:style-name="CharStyle16"><text:span text:style-name="T7">bitia väčších tepien zvieraťa.</text:span></text:span></text:p>
        <text:p text:style-name="P5"><text:span text:style-name="CharStyle16"><text:span text:style-name="T7">Keď teda zkúsime, že je volaktoré zviera horúce, že rýchlej­šie dýcha a rýchlejšie </text:span></text:span><text:soft-page-break/><text:span text:style-name="CharStyle16"><text:span text:style-name="T7">mu srdce bije</text:span></text:span><text:span text:style-name="CharStyle16"><text:span text:style-name="T1">,</text:span></text:span><text:span text:style-name="CharStyle16"><text:span text:style-name="T7"> môžeme byť na </text:span></text:span><text:span text:style-name="CharStyle16"><text:span text:style-name="T1">č</text:span></text:span><text:span text:style-name="CharStyle16"><text:span text:style-name="T7">istom, že je zviera choré.</text:span></text:span></text:p>
        <text:p text:style-name="P14"><text:span text:style-name="CharStyle6"><text:span text:style-name="T7"/></text:span></text:p>
        <text:p text:style-name="P13"><text:span text:style-name="CharStyle6"><text:span text:style-name="T7">Zvláštne príznaky jednotlivých nákazlivých chorôb.</text:span></text:span></text:p>
        <text:p text:style-name="P5"><text:span text:style-name="CharStyle16"><text:span text:style-name="T7"/></text:span></text:p>
        <text:p text:style-name="P16"><text:span text:style-name="CharStyle16"><text:span text:style-name="T7">Už aj preto, že 23. §, V</text:span></text:span><text:span text:style-name="CharStyle16"><text:span text:style-name="T1">I</text:span></text:span><text:span text:style-name="CharStyle16"><text:span text:style-name="T2">I.</text:span></text:span><text:span text:style-name="CharStyle16"><text:span text:style-name="T7"> z. </text:span></text:span><text:span text:style-name="CharStyle16"><text:span text:style-name="T8">č</text:span></text:span><text:span text:style-name="CharStyle16"><text:span text:style-name="T7">I. z r. 1888 a 12. §, XVII. z. č</text:span></text:span><text:span text:style-name="CharStyle16"><text:span text:style-name="T1">l</text:span></text:span><text:span text:style-name="CharStyle16"><text:span text:style-name="T7">. z r. 1900 nakladá gazdom</text:span></text:span><text:span text:style-name="CharStyle16"><text:span text:style-name="T1">,</text:span></text:span><text:span text:style-name="CharStyle16"><text:span text:style-name="T7"> aby chorobu svojich zvierat ozná­mili vrchnosti, ale aj vo vlastnom záujme má poznať gazda hlav­nejšie príznaky jednotlivých nákazlivých chorôb zvierat, lebo jestli ich nepozná, nemôže zadosť urobiť požiadavkám zákona ba nebude vede</text:span></text:span><text:span text:style-name="CharStyle16"><text:span text:style-name="T2">ť</text:span></text:span><text:span text:style-name="CharStyle16"><text:span text:style-name="T7"> chrániť ani svoje záujmy a ľahko môže utrpeť škodu. Preto oboznámime sa s priznakami tých nákazlivých chorôb statku, ktoré treba vrchnosi oznámiť.</text:span></text:span></text:p>
        <text:p text:style-name="P3"><text:span text:style-name="CharStyle6"><text:span text:style-name="T7"/></text:span></text:p>
        <text:p text:style-name="P11"><text:span text:style-name="CharStyle6"><text:span text:style-name="T7">Východný dúl rožného statku.</text:span></text:span></text:p>
        <text:p text:style-name="P5"><text:span text:style-name="CharStyle16"><text:span text:style-name="T7"/></text:span></text:p>
        <text:p text:style-name="P16"><text:span text:style-name="CharStyle16"><text:span text:style-name="T7">Táto choroba sa nevyvinula u nás, lež privlečená bola z východného Ruska a síce cez Rumunsko alebo cez iné krajiny.</text:span></text:span></text:p>
        <text:p text:style-name="P5"><text:span text:style-name="CharStyle16"><text:span text:style-name="T7">Choroba pôvodne vyvinie sa len u rožného statku, ale sa potom rozšíri aj na ovce, kozy, ba aj na divých prežúvavcov. Zviera po nakazení sa asi o 36—48 hodín už začína upádať do horúčky. Zpo</text:span></text:span><text:span text:style-name="CharStyle16"><text:span text:style-name="T1">č</text:span></text:span><text:span text:style-name="CharStyle16"><text:span text:style-name="T7">iatku sa trasie, je nepokojné a p</text:span></text:span><text:span text:style-name="CharStyle16"><text:span text:style-name="T1">oz</text:span></text:span><text:span text:style-name="CharStyle16"><text:span text:style-name="T7">dejšie je nesmierne zronen</text:span></text:span><text:span text:style-name="CharStyle16"><text:span text:style-name="T1">é</text:span></text:span><text:span text:style-name="CharStyle16"><text:span text:style-name="T7">: appetít a u kráv dojivosť od počiatku pre­stane.</text:span></text:span></text:p>
        <text:p text:style-name="P5"><text:span text:style-name="CharStyle16"><text:span text:style-name="T7">Nákaza je nesmieme chytľavá a 50—60 </text:span></text:span><text:span text:style-name="CharStyle16"><text:span text:style-name="T1">%-ov</text:span></text:span><text:span text:style-name="CharStyle16"><text:span text:style-name="T7"> chorých zvierat vyhynie. O zdarné liečení tejto choroby na tento čas nemôže byť ani len reči a najistejší spôsob zamedzenia rozšírenia sa choroby je, aby sme chorobu č</text:span></text:span><text:span text:style-name="CharStyle16"><text:span text:style-name="T8">í</text:span></text:span><text:span text:style-name="CharStyle16"><text:span text:style-name="T7">m skôr oznámili vrchnosti a aby sme po­tom predpisy vrchnosti prísne zachovávali.</text:span></text:span></text:p>
        <text:p text:style-name="P3"><text:span text:style-name="CharStyle6"><text:span text:style-name="T7"/></text:span></text:p>
        <text:p text:style-name="P11"><text:soft-page-break/><text:span text:style-name="CharStyle6"><text:span text:style-name="T7">Slezinová sneť.</text:span></text:span></text:p>
        <text:p text:style-name="P5"><text:span text:style-name="CharStyle16"><text:span text:style-name="T7"/></text:span></text:p>
        <text:p text:style-name="P16"><text:span text:style-name="CharStyle16"><text:span text:style-name="T7">Slezinová sneť pochádza zväčša z nakazenej pôdy a napáda zvlá</text:span></text:span><text:span text:style-name="CharStyle16"><text:span text:style-name="T1">š</text:span></text:span><text:span text:style-name="CharStyle16"><text:span text:style-name="T7">te rožný statok, kone a ovce, ale napadne aj ošípané. Jestli sa dostane do krvi, vyvinie sa aj u zvierať iného druhu</text:span></text:span><text:span text:style-name="CharStyle16"><text:span text:style-name="T1">,</text:span></text:span><text:span text:style-name="CharStyle16"><text:span text:style-name="T7"> baj u človeka.</text:span></text:span></text:p>
        <text:p text:style-name="P5"><text:span text:style-name="CharStyle16"><text:span text:style-name="T7">Nákazlivá huba tejto choroby zahniezdi sa na vodnatých lú­kach, pastvinách alebo na gazdovských dvoroch a je potom stálym prameňom choroby. Preto je, že na niektorých vidiekoch a past­vinách v istom období roka zjaví sa táto choroba, proti ktorej keď sa nebránime, čo</text:span></text:span><text:span text:style-name="CharStyle16"><text:span text:style-name="T1">s</text:span></text:span><text:span text:style-name="CharStyle16"><text:span text:style-name="T7">i-kam</text:span></text:span><text:span text:style-name="CharStyle16"><text:span text:style-name="T1">s</text:span></text:span><text:span text:style-name="CharStyle16"><text:span text:style-name="T7">i sa rozšíri.</text:span></text:span></text:p>
        <text:p text:style-name="P5"><text:span text:style-name="CharStyle16"><text:span text:style-name="T7">Bacilly tejto choroby sú dosť húževnaté a vplyvu zimy, tep­loty, suchoty, mokroty, hnitiu atď. za viac mesiacov vzdorujú, a dostanúc sa na príhodné miesto</text:span></text:span><text:span text:style-name="CharStyle16"><text:span text:style-name="T1">,</text:span></text:span><text:span text:style-name="CharStyle16"><text:span text:style-name="T7"> vyvinú sa v spóry.</text:span></text:span></text:p>
        <text:p text:style-name="P5"><text:span text:style-name="CharStyle16"><text:span text:style-name="T7">Nákazu na zvieraťu už o niekoľko hodín, ale najpozdej</text:span></text:span><text:span text:style-name="CharStyle16"><text:span text:style-name="T2">š</text:span></text:span><text:span text:style-name="CharStyle16"><text:span text:style-name="T7">ie o 4—5 dní iste možno poznať.</text:span></text:span></text:p>
        <text:p text:style-name="P5"><text:span text:style-name="CharStyle16"><text:span text:style-name="T7">V páde tak zvanej porážkovej slezinovej sneti na oko zdravé zviera odrazu klesne, z papule tečú mu krvavé peny, telo sa mu natrháva a za niekoľko minút vyhynie.</text:span></text:span></text:p>
        <text:p text:style-name="P5"><text:span text:style-name="CharStyle16"><text:span text:style-name="T7">Inokedy zviera upadne do veľkej horúčky, je nepokojné, slabé a zronené, pri chodení sa potáca a ztrat</text:span></text:span><text:span text:style-name="CharStyle16"><text:span text:style-name="T8">í</text:span></text:span><text:span text:style-name="CharStyle16"><text:span text:style-name="T7"> povedomie. Appetít prestane, smäd je niekedy väčší, výkaly sú zväčša riedke a krvou pruhované. U koni zjavia sa aj príznaky koliky: zdutie a bolenie brucha.</text:span></text:span></text:p>
        <text:p text:style-name="P5"><text:span text:style-name="CharStyle16"><text:span text:style-name="T7">Inokedy zase s horúčkou, alebo už pred ňou, na niektorých miestach tela zjavia sa napuchl</text:span></text:span><text:span text:style-name="CharStyle16"><text:span text:style-name="T1">in</text:span></text:span><text:span text:style-name="CharStyle16"><text:span text:style-name="T7">y (poko</text:span></text:span><text:span text:style-name="CharStyle16"><text:span text:style-name="T1">lv</text:span></text:span><text:span text:style-name="CharStyle16"><text:span text:style-name="T7">a</text:span></text:span><text:span text:style-name="CharStyle16"><text:span text:style-name="T1">ry)</text:span></text:span><text:span text:style-name="CharStyle16"><text:span text:style-name="T7">, ktoré sú alebo ostro ohraničené, alebo sú rozprestrené. D</text:span></text:span><text:span text:style-name="CharStyle16"><text:span text:style-name="T1">ľ</text:span></text:span><text:span text:style-name="CharStyle16"><text:span text:style-name="T7">a hodnoverných dát zo zvierat, ktoré na túto nákazu ocho­rejú, 50—60 </text:span></text:span><text:span text:style-name="CharStyle16"><text:span text:style-name="T6">%</text:span></text:span><text:span text:style-name="CharStyle16"><text:span text:style-name="T7"> ov </text:span></text:span><text:soft-page-break/><text:span text:style-name="CharStyle16"><text:span text:style-name="T7">nezachrániteľne vyhynie. Poneváč sa choroba často a rýchle rozšíri a v Uhorsku na mnohých miestach je udo­mácnená, pret</text:span></text:span><text:span text:style-name="CharStyle16"><text:span text:style-name="T2">ó</text:span></text:span><text:span text:style-name="CharStyle16"><text:span text:style-name="T7"> sa čím najusilovnejšie treba proti n</text:span></text:span><text:span text:style-name="CharStyle16"><text:span text:style-name="T8">e</text:span></text:span><text:span text:style-name="CharStyle16"><text:span text:style-name="T7">j brániť. Pokusy a zkú</text:span></text:span><text:span text:style-name="CharStyle16"><text:span text:style-name="T1">s</text:span></text:span><text:span text:style-name="CharStyle16"><text:span text:style-name="T7">en</text:span></text:span><text:span text:style-name="CharStyle16"><text:span text:style-name="T8">o</text:span></text:span><text:span text:style-name="CharStyle16"><text:span text:style-name="T7">sti dokazujú, že v takých gazdovstvách, kde táto choroba stále panovala, upotrebením ochranného štepenia teraz sa už zriedkavejšie zjavuje. Najistejším a jedine cieľu primeraným pokračovaním proti tejto nákaze je ochranné štepenie zvierat proti nej, </text:span></text:span><text:span text:style-name="CharStyle16"><text:span text:style-name="T8">č</text:span></text:span><text:span text:style-name="CharStyle16"><text:span text:style-name="T7">o však len zverolekár môže konať.</text:span></text:span></text:p>
        <text:p text:style-name="P21"><text:span text:style-name="CharStyle16"><text:span text:style-name="T7"/></text:span></text:p>
        <text:p text:style-name="P20"><text:span text:style-name="CharStyle16"><text:span text:style-name="T7">Besnota.</text:span></text:span></text:p>
        <text:p text:style-name="P5"><text:span text:style-name="CharStyle16"><text:span text:style-name="T7"/></text:span></text:p>
        <text:p text:style-name="P16"><text:span text:style-name="CharStyle16"><text:span text:style-name="T7">Besnota pôvodne zjaví sa obyčajne na psoch, vlkoch a na l</text:span></text:span><text:span text:style-name="CharStyle16"><text:span text:style-name="T1">í</text:span></text:span><text:span text:style-name="CharStyle16"><text:span text:style-name="T7">š­kach, ale z týchto zvierat môže sa rozšíriť aj na všetky ostatné domáce zvieratá, ba aj na ľudí.</text:span></text:span></text:p>
        <text:p text:style-name="P5"><text:span text:style-name="CharStyle16"><text:span text:style-name="T7">Chorobu zapríčiňujúce huby prilepené sú ku výkalom chorého zvieraťa a v druhom zvier</text:span></text:span><text:span text:style-name="CharStyle16"><text:span text:style-name="T2">ať</text:span></text:span><text:span text:style-name="CharStyle16"><text:span text:style-name="T7">u len vtedy vyvinú svoj nákazlivý účinok</text:span></text:span><text:span text:style-name="CharStyle16"><text:span text:style-name="T1">,</text:span></text:span><text:span text:style-name="CharStyle16"><text:span text:style-name="T7"> jestli sa ku pr. uhryznutím dostanú bezprostredne do krvi. Rozmnožujú sa výlučne len v tele zvieraťa a keď sa z neho von dostanú, čoskoro </text:span></text:span><text:span text:style-name="CharStyle16"><text:span text:style-name="T1">zt</text:span></text:span><text:span text:style-name="CharStyle16"><text:span text:style-name="T7">ratia svoju nákazlivosť.</text:span></text:span></text:p>
        <text:p text:style-name="P5"><text:span text:style-name="CharStyle16"><text:span text:style-name="T7">Choroba u psa za 3</text:span></text:span><text:span text:style-name="CharStyle19"><text:span text:style-name="T7">—</text:span></text:span><text:span text:style-name="CharStyle16"><text:span text:style-name="T7">10 týždňov, v zriedkavých p</text:span></text:span><text:span text:style-name="CharStyle16"><text:span text:style-name="T2">a</text:span></text:span><text:span text:style-name="CharStyle16"><text:span text:style-name="T7">doch aj za 5—15 mesiacov môže sa skrýva</text:span></text:span><text:span text:style-name="CharStyle16"><text:span text:style-name="T2">ť.</text:span></text:span><text:span text:style-name="CharStyle16"><text:span text:style-name="T7"> U kon</text:span></text:span><text:span text:style-name="CharStyle16"><text:span text:style-name="T8">í</text:span></text:span><text:span text:style-name="CharStyle16"><text:span text:style-name="T7"> od 15 dní do 3 mesia­cov; </text:span></text:span><text:span text:style-name="CharStyle16"><text:span text:style-name="T1">u</text:span></text:span><text:span text:style-name="CharStyle16"><text:span text:style-name="T7"> rožnej lichvy vypuknutie choroby ešte aj za dlhší čas sa môže odtiahnuť. V ovciach a v mačkách besnota skrýva sa vraj len za dva týždne. </text:span></text:span><text:span text:style-name="CharStyle16"><text:span text:style-name="T1">U</text:span></text:span><text:span text:style-name="CharStyle16"><text:span text:style-name="T7"> ľud</text:span></text:span><text:span text:style-name="CharStyle16"><text:span text:style-name="T1">í</text:span></text:span><text:span text:style-name="CharStyle16"><text:span text:style-name="T7"> sa tento čas veľmi men</text:span></text:span><text:span text:style-name="CharStyle16"><text:span text:style-name="T1">í</text:span></text:span><text:span text:style-name="CharStyle16"><text:span text:style-name="T7">, ale besnota v človeku sa obyčajne po d</text:span></text:span><text:span text:style-name="CharStyle16"><text:span text:style-name="T1">r</text:span></text:span><text:span text:style-name="CharStyle16"><text:span text:style-name="T7">uhom týždni a behom troch mesiacov vyvinie.</text:span></text:span></text:p>
        <text:p text:style-name="P5"><text:span text:style-name="CharStyle16"><text:span text:style-name="T7">Nakazenie stáva sa zväčša </text:span></text:span><text:span text:style-name="CharStyle16"><text:span text:style-name="T1">u</text:span></text:span><text:span text:style-name="CharStyle16"><text:span text:style-name="T2">h</text:span></text:span><text:span text:style-name="CharStyle16"><text:span text:style-name="T7">r</text:span></text:span><text:span text:style-name="CharStyle16"><text:span text:style-name="T1">yz</text:span></text:span><text:span text:style-name="CharStyle16"><text:span text:style-name="T7">n</text:span></text:span><text:span text:style-name="CharStyle16"><text:span text:style-name="T1">ut</text:span></text:span><text:span text:style-name="CharStyle16"><text:span text:style-name="T7">ím, ale preto nie po kaž­dom uhryznutí nasleduje besnota. Hrub</text:span></text:span><text:span text:style-name="CharStyle16"><text:span text:style-name="T2">é</text:span></text:span><text:span text:style-name="CharStyle16"><text:span text:style-name="T7"> šaty, hustá srsť preká­žajú nakazenie sa bestno</text:span></text:span><text:span text:style-name="CharStyle16"><text:span text:style-name="T1">t</text:span></text:span><text:span text:style-name="CharStyle16"><text:span text:style-name="T7">ou od uhryznutia, lebo šaty a</text:span></text:span><text:span text:style-name="CharStyle16"><text:span text:style-name="T1"> </text:span></text:span><text:span text:style-name="CharStyle16"><text:span text:style-name="T7">srsť nedo­volia nákazlivým slinám dostal sa do rany a z veľmi krvácajúcich rán krv vymyje nákazlivé huby.</text:span></text:span></text:p>
        <text:p text:style-name="P5"><text:soft-page-break/><text:span text:style-name="CharStyle16"><text:span text:style-name="T7">Lekári, ktorí sa po liečení besnoty stali chýrečnými, takýmto možným náhodám majú čo ďakovať za chýrečnos</text:span></text:span><text:span text:style-name="CharStyle16"><text:span text:style-name="T2">ť</text:span></text:span><text:span text:style-name="CharStyle16"><text:span text:style-name="T7"> svojho mena; títo lekári totižto liečili takých ľud</text:span></text:span><text:span text:style-name="CharStyle16"><text:span text:style-name="T1">í</text:span></text:span><text:span text:style-name="CharStyle16"><text:span text:style-name="T7">, ktorých besné zvieratá síce pohrýzly, ale vlastne neboli nakazení.</text:span></text:span></text:p>
        <text:p text:style-name="P5"><text:span text:style-name="CharStyle16"><text:span text:style-name="T7">Vyvinutie sa besnoty v </text:span></text:span><text:span text:style-name="CharStyle16"><text:span text:style-name="T8">č</text:span></text:span><text:span text:style-name="CharStyle16"><text:span text:style-name="T7">loveku možno prekazil Paste</text:span></text:span><text:span text:style-name="CharStyle16"><text:span text:style-name="T8">u</text:span></text:span><text:span text:style-name="CharStyle16"><text:span text:style-name="T7">rovým štepením, preto besnotou nakazení ľudia nech sa hne</text:span></text:span><text:span text:style-name="CharStyle16"><text:span text:style-name="T1">ď</text:span></text:span><text:span text:style-name="CharStyle16"><text:span text:style-name="T7"> v prvý deň dajú zaštepiť.</text:span></text:span></text:p>
        <text:p text:style-name="P5"><text:span text:style-name="CharStyle16"><text:span text:style-name="T7">Besné zviera je tak pre ľudí, jako i pre zvieratá nebezpečné, preto </text:span></text:span><text:span text:style-name="CharStyle16"><text:span text:style-name="T8">h</text:span></text:span><text:span text:style-name="CharStyle16"><text:span text:style-name="T7">o naskutku treba urobil neškodný</text:span></text:span><text:span text:style-name="CharStyle16"><text:span text:style-name="T1">m</text:span></text:span><text:span text:style-name="CharStyle16"><text:span text:style-name="T7">: treba ho zavre</text:span></text:span><text:span text:style-name="CharStyle16"><text:span text:style-name="T8">ť</text:span></text:span><text:span text:style-name="CharStyle16"><text:span text:style-name="T7">, alebo prípadne zabi</text:span></text:span><text:span text:style-name="CharStyle16"><text:span text:style-name="T8">ť</text:span></text:span><text:span text:style-name="CharStyle16"><text:span text:style-name="T7">. Besným zvieraťom nakazené miesto na­skutku treba desinfikova</text:span></text:span><text:span text:style-name="CharStyle16"><text:span text:style-name="T2">ť.</text:span></text:span><text:span text:style-name="CharStyle16"><text:span text:style-name="T7"> Besnotu naskutku treba oznámiť vrch­nosti.</text:span></text:span></text:p>
        <text:p text:style-name="P3"><text:span text:style-name="CharStyle6"><text:span text:style-name="T7"/></text:span></text:p>
        <text:p text:style-name="P11"><text:span text:style-name="CharStyle6"><text:span text:style-name="T7">Sopľavá nemoc a kožové červíky.</text:span></text:span></text:p>
        <text:p text:style-name="P5"><text:span text:style-name="CharStyle16"><text:span text:style-name="T7"/></text:span></text:p>
        <text:p text:style-name="P16"><text:span text:style-name="CharStyle16"><text:span text:style-name="T7">Táto nákaza je chytľavou chorobou jednokopytných zvierat, ale sa chytí aj iným zverom, ba aj človek ju dostane.</text:span></text:span></text:p>
        <text:p text:style-name="P5"><text:span text:style-name="CharStyle16"><text:span text:style-name="T7">Jej nákazlivá huba prilepená je ku výkalom chorého zvierala a alebo bezprostredným stýkaním sa, alebo ro</text:span></text:span><text:span text:style-name="CharStyle16"><text:span text:style-name="T1">z</text:span></text:span><text:span text:style-name="CharStyle16"><text:span text:style-name="T7">vláčením výkalov chorého zvieraťa dostane sa na druhé zvery. Ostatne nákazlivá huba choroby mu</text:span></text:span><text:span text:style-name="CharStyle16"><text:span text:style-name="T1">s</text:span></text:span><text:span text:style-name="CharStyle16"><text:span text:style-name="T7">í sa dostať do krvi zdravého zvieraťa, aby zviera ochorelo.</text:span></text:span></text:p>
        <text:p text:style-name="P18"><text:span text:style-name="CharStyle16"><text:span text:style-name="T7">Huby tejto choroby, ktoré sa dostanú na slobodu, za 3 — 4 dni, v páde väčšieho stupňa zaschnutia za 10 — </text:span></text:span><text:span text:style-name="CharStyle16"><text:span text:style-name="T1">1</text:span></text:span><text:span text:style-name="CharStyle16"><text:span text:style-name="T7">2 dní ztratia svoj nákazlivý účinok.</text:span></text:span></text:p>
        <text:p text:style-name="P18"><text:span text:style-name="CharStyle16"><text:span text:style-name="T7">Po nakazení sa zvieraťa o 6 — 19 dní zviera upadne do ho­rúčky a z krvou podbehnutého nosa zvieraťa vyteká žltkastá, ťa­hajúca sa, krvou pruhovaná nečistota. Vtedy zapuc</text:span></text:span><text:span text:style-name="CharStyle16"><text:span text:style-name="T8">h</text:span></text:span><text:span text:style-name="CharStyle16"><text:span text:style-name="T7">nú aj zapá­lené žľazy zviera</text:span></text:span><text:span text:style-name="CharStyle16"><text:span text:style-name="T1">ť</text:span></text:span><text:span text:style-name="CharStyle16"><text:span text:style-name="T7">a pod bradou. Na šliamov</text:span></text:span><text:span text:style-name="CharStyle16"><text:span text:style-name="T1">e</text:span></text:span><text:span text:style-name="CharStyle16"><text:span text:style-name="T7">j blane nosa z</text:span></text:span><text:span text:style-name="CharStyle16"><text:span text:style-name="T2">p</text:span></text:span><text:span text:style-name="CharStyle16"><text:span text:style-name="T7">očiatku nájdeme drobné, žltkasté hrčky, pozdejš</text:span></text:span><text:span text:style-name="CharStyle16"><text:span text:style-name="T8">i</text:span></text:span><text:span text:style-name="CharStyle16"><text:span text:style-name="T7">e ale žlté ľahko </text:span></text:span><text:soft-page-break/><text:span text:style-name="CharStyle16"><text:span text:style-name="T7">krvácajúce vredy neporiadnej podoby.</text:span></text:span></text:p>
        <text:p text:style-name="P5"><text:span text:style-name="CharStyle16"><text:span text:style-name="T7">V inom páde tečenie z nosa a zapuchnutie žľazov pod bradou zdá sa by</text:span></text:span><text:span text:style-name="CharStyle16"><text:span text:style-name="T1">ť</text:span></text:span><text:span text:style-name="CharStyle16"><text:span text:style-name="T7"> len nepatrným, ale na iných rozličných čiastkach tela utvoria sa vredy (gučky kožových červíkov).</text:span></text:span></text:p>
        <text:p text:style-name="P5"><text:span text:style-name="CharStyle16"><text:span text:style-name="T7">Zase v iných pádoch vo vnútorných ústrojoch tela vystúpi choroba</text:span></text:span><text:span text:style-name="CharStyle16"><text:span text:style-name="T1">,</text:span></text:span><text:span text:style-name="CharStyle16"><text:span text:style-name="T7"> ktorá je síce spojená s horúčkou, ale poneváč sa zovnútorné príznaky choroby nezjavujú, nákazu len odborníckym zkúmaním možno poznať. Jestli teda gazda spozoruje. Že jeho koňovi z nosa tečie, patričného koňa nech naskutku oddelí od zdravých a vec nech oznámi vrchnosti, ktorá sa postará o zamedzenie ší­renia sa nákazy.</text:span></text:span></text:p>
        <text:p text:style-name="P3"><text:span text:style-name="CharStyle6"><text:span text:style-name="T7"/></text:span></text:p>
        <text:p text:style-name="P11"><text:span text:style-name="CharStyle6"><text:span text:style-name="T7">Slintavka a kuľhavka.</text:span></text:span></text:p>
        <text:p text:style-name="P5"><text:span text:style-name="CharStyle16"><text:span text:style-name="T7"/></text:span></text:p>
        <text:p text:style-name="P16"><text:span text:style-name="CharStyle16"><text:span text:style-name="T7">Slintavka a kuľhavka al</text:span></text:span><text:span text:style-name="CharStyle16"><text:span text:style-name="T2">e</text:span></text:span><text:span text:style-name="CharStyle16"><text:span text:style-name="T7">bo choroba pyskov a paprčkov je chorobou prežúvavých zvierat a ošípaných, ktorá sa niekedy aj na kone</text:span></text:span><text:span text:style-name="CharStyle16"><text:span text:style-name="T1">,</text:span></text:span><text:span text:style-name="CharStyle16"><text:span text:style-name="T7"> psov, na hydinu, ba aj na ľudí rozšíri.</text:span></text:span></text:p>
        <text:p text:style-name="P5"><text:span text:style-name="CharStyle16"><text:span text:style-name="T7">Jej nákazlivé huby prilepené sú ku výkalom chorého zvieraťa a šíria sa alebo bezprostredným stýkaním sa, alebo rozvláčaním výkalov chorého zvieraťa.</text:span></text:span></text:p>
        <text:p text:style-name="P5"><text:span text:style-name="CharStyle16"><text:span text:style-name="T7">Choroba začne sa o 3—8 dní po nakazení a síce so slabou horúčkou. V takýto </text:span></text:span><text:span text:style-name="CharStyle16"><text:span text:style-name="T9">č</text:span></text:span><text:span text:style-name="CharStyle16"><text:span text:style-name="T7">as appet</text:span></text:span><text:span text:style-name="CharStyle16"><text:span text:style-name="T1">i</text:span></text:span><text:span text:style-name="CharStyle16"><text:span text:style-name="T7">t a prežúvanie zvieraťa vystane; dojné zvieratá dajú m</text:span></text:span><text:span text:style-name="CharStyle16"><text:span text:style-name="T9">e</text:span></text:span><text:span text:style-name="CharStyle16"><text:span text:style-name="T1">n</text:span></text:span><text:span text:style-name="CharStyle16"><text:span text:style-name="T7">ej hustejšieho, b</text:span></text:span><text:span text:style-name="CharStyle16"><text:span text:style-name="T1">ru</text:span></text:span><text:span text:style-name="CharStyle16"><text:span text:style-name="T7">nastočerveného mlieka neprí­jemnej, oškl</text:span></text:span><text:span text:style-name="CharStyle16"><text:span text:style-name="T1">i</text:span></text:span><text:span text:style-name="CharStyle16"><text:span text:style-name="T7">vej chuti, ktoré sa ľahko sv</text:span></text:span><text:span text:style-name="CharStyle16"><text:span text:style-name="T9">ar</text:span></text:span><text:span text:style-name="CharStyle16"><text:span text:style-name="T3">í</text:span></text:span><text:span text:style-name="CharStyle16"><text:span text:style-name="T7">. Choré zviera je slabé, ke</text:span></text:span><text:span text:style-name="CharStyle16"><text:span text:style-name="T1">ď</text:span></text:span><text:span text:style-name="CharStyle16"><text:span text:style-name="T7"> kráča</text:span></text:span><text:span text:style-name="CharStyle16"><text:span text:style-name="T1">,</text:span></text:span><text:span text:style-name="CharStyle16"><text:span text:style-name="T7"> cíti bo</text:span></text:span><text:span text:style-name="CharStyle16"><text:span text:style-name="T3">ľ</text:span></text:span><text:span text:style-name="CharStyle16"><text:span text:style-name="T7">asti a zväčša vypnut</text:span></text:span><text:span text:style-name="CharStyle16"><text:span text:style-name="T3">e</text:span></text:span><text:span text:style-name="CharStyle16"><text:span text:style-name="T7"> sa pohybuje; ke</text:span></text:span><text:span text:style-name="CharStyle16"><text:span text:style-name="T1">ď</text:span></text:span><text:span text:style-name="CharStyle16"><text:span text:style-name="T7"> stojí, naddvihuje nohy a jestli len môže, vďačne si ľahne. V niektorých pádoch pohybovanie je dosť slobodné, ale okolo tuho zavretej papule nalipnuté sú ťahajúce sa, penavé sliny, zviera občas mliaska, načo nastane trasenie sa gambov.</text:span></text:span></text:p>
        <text:p text:style-name="P5"><text:soft-page-break/><text:span text:style-name="CharStyle16"><text:span text:style-name="T7">Šliamová blana v ústach je červenejšia, citlivejšia a videl na nej jako lieskovec veľké </text:span></text:span><text:span text:style-name="CharStyle16"><text:span text:style-name="T9">š</text:span></text:span><text:span text:style-name="CharStyle16"><text:span text:style-name="T7">edasté plusgiere a ináč prikrytá je veľa lipkavými slinami. Plusgiere tak v papuli</text:span></text:span><text:span text:style-name="CharStyle16"><text:span text:style-name="T1">,</text:span></text:span><text:span text:style-name="CharStyle16"><text:span text:style-name="T7"> jako</text:span></text:span><text:span text:style-name="CharStyle16"><text:span text:style-name="T1"> </text:span></text:span><text:span text:style-name="CharStyle16"><text:span text:style-name="T7">aj medzi paprčkami o niekoľko dní sa rozpuknú a na ich mieste ostanú šedasté rany. Choroba vtedy je najnákazlivejšia, poneváč na výkaloch otvore­ných rán je n</text:span></text:span><text:span text:style-name="CharStyle16"><text:span text:style-name="T1">e</text:span></text:span><text:span text:style-name="CharStyle16"><text:span text:style-name="T7">smierné množstvo nákazu zapríčiňujúcich húb, ktoré sa počas žrania hoväda a aj hojne tečúcimi slinami roztriasajú.</text:span></text:span></text:p>
        <text:p text:style-name="P5"><text:span text:style-name="CharStyle16"><text:span text:style-name="T7">Takto roztrasená látka nákazy pri primeranej vlhkosti za dlhší čas ostane nákazlivou a s týmto zavdáva príležitosť ku tomu, aby ju na odpadkoch krmu</text:span></text:span><text:span text:style-name="CharStyle16"><text:span text:style-name="T1">,</text:span></text:span><text:span text:style-name="CharStyle16"><text:span text:style-name="T7"> na maštaľnom náčiní alebo na iných pred­metoch a na </text:span></text:span><text:span text:style-name="CharStyle16"><text:span text:style-name="T9">š</text:span></text:span><text:span text:style-name="CharStyle16"><text:span text:style-name="T7">atách s chorým zvieraťom stýkajúceho sa človeka aj na ďaleko ležiace miesta odvliekli.</text:span></text:span></text:p>
        <text:p text:style-name="P5"><text:span text:style-name="CharStyle16"><text:span text:style-name="T7">Nákaza zvláštnejšie liečenie vyžaduje len v mimoriadne ťaž­ších pádoch.</text:span></text:span></text:p>
        <text:p text:style-name="P19"><text:span text:style-name="CharStyle16"><text:span text:style-name="T7">Čisté, suché povetrie, hojné suché stelivo a </text:span></text:span><text:span text:style-name="CharStyle16"><text:span text:style-name="T1">zv</text:span></text:span><text:span text:style-name="CharStyle16"><text:span text:style-name="T7">lášte čistenie paprčkov značne mierni chorobu a prispieva ku tomu</text:span></text:span><text:span text:style-name="CharStyle16"><text:span text:style-name="T1">,</text:span></text:span><text:span text:style-name="CharStyle16"><text:span text:style-name="T7"> aby zviera cez chorobu čím za kratší čas prešlo. Jestli okolnosti dovoľujú</text:span></text:span><text:span text:style-name="CharStyle16"><text:span text:style-name="T1">,</text:span></text:span><text:span text:style-name="CharStyle16"><text:span text:style-name="T7"> na striekanie papule a na smýjanie ra</text:span></text:span><text:span text:style-name="CharStyle16"><text:span text:style-name="T10">n</text:span></text:span><text:span text:style-name="CharStyle16"><text:span text:style-name="T7">avých paprčkov najlepší liek je ku pr. </text:span></text:span><text:span text:style-name="CharStyle16"><text:span text:style-name="T10">n</text:span></text:span><text:span text:style-name="CharStyle16"><text:span text:style-name="T7">asledovný: 5</text:span></text:span><text:span text:style-name="CharStyle16"><text:span text:style-name="T1">% </text:span></text:span><text:span text:style-name="CharStyle16"><text:span text:style-name="T7">ov liadku, 2% karbolovej kyseliny alebo kreolinu a na umývanie alebo natieranie rán na paprčkoch možno upotrebiť 5 </text:span></text:span><text:span text:style-name="CharStyle16"><text:span text:style-name="T1">%</text:span></text:span><text:span text:style-name="CharStyle16"><text:span text:style-name="T7">-vý roztok modrej skalice, alebo rovnakú miešaninu kreolina a terpentinového oleja.</text:span></text:span></text:p>
        <text:p text:style-name="P5"><text:span text:style-name="CharStyle16"><text:span text:style-name="T7">Keď gazda spozoruje chorobu</text:span></text:span><text:span text:style-name="CharStyle16"><text:span text:style-name="T1">,</text:span></text:span><text:span text:style-name="CharStyle16"><text:span text:style-name="T7"> prvou jeho povinnosťou nech je vec hneď oznámiť vrchnosti, aby sa šírenie nákazy oddelením a zavre</text:span></text:span><text:span text:style-name="CharStyle16"><text:span text:style-name="T1">ní</text:span></text:span><text:span text:style-name="CharStyle16"><text:span text:style-name="T7">m chorého zvieratá ešte na čas mohlo prekaziť.</text:span></text:span></text:p>
        <text:p text:style-name="P3"><text:span text:style-name="CharStyle6"><text:span text:style-name="T7"/></text:span></text:p>
        <text:p text:style-name="P11"><text:span text:style-name="CharStyle6"><text:span text:style-name="T7">Chytľavé zapálenie pľúc rožného statku.</text:span></text:span></text:p>
        <text:p text:style-name="P5"><text:span text:style-name="CharStyle16"><text:span text:style-name="T7"/></text:span></text:p>
        <text:p text:style-name="P16"><text:span text:style-name="CharStyle16"><text:span text:style-name="T7">Táto choroba, ako to aj jej meno ukazuje, napáda výlučne rožný statok a aj medzi </text:span></text:span><text:soft-page-break/><text:span text:style-name="CharStyle16"><text:span text:style-name="T7">týmto hlavne západnú strakatú fajtu.</text:span></text:span></text:p>
        <text:p text:style-name="P5"><text:span text:style-name="CharStyle16"><text:span text:style-name="T7">Jej nákazlivú hubu celkom ešte nepoznáme. Choroba za 1—4 mesiace môže sa skrývať v zvieraťu a takto už nakazené zviera chorobu na ďaleké kraje môže zavliecť bez toho, aby ju poznali. Prvým príznakom choroby je horúčka, ktorá sa začne hneď pri začiatku choroby. Dýchanie je krátké a rýchlé ; zviera občas na sucho trhav</text:span></text:span><text:span text:style-name="CharStyle16"><text:span text:style-name="T4">e</text:span></text:span><text:span text:style-name="CharStyle16"><text:span text:style-name="T7"> kašle, pri čom cíti bo</text:span></text:span><text:span text:style-name="CharStyle16"><text:span text:style-name="T4">ľ</text:span></text:span><text:span text:style-name="CharStyle16"><text:span text:style-name="T7">as</text:span></text:span><text:span text:style-name="CharStyle16"><text:span text:style-name="T1">ť</text:span></text:span><text:span text:style-name="CharStyle16"><text:span text:style-name="T7">; appet</text:span></text:span><text:span text:style-name="CharStyle16"><text:span text:style-name="T1">í</text:span></text:span><text:span text:style-name="CharStyle16"><text:span text:style-name="T7">t prestane, zviera zriedkavejšie a neporiadne prežúva, má smäd a badáme na ňom aj trasenie.</text:span></text:span></text:p>
        <text:p text:style-name="P5"><text:span text:style-name="CharStyle16"><text:span text:style-name="T7">V našej vlasti na tento čas tejto choroby niet, ale v posled­ných desaťročiach minulého stoletia veľmi bola rozšírená. Minister­stvo orby zvieratá, ktoré túto chorobu dostanú, dá zničiť, maji­teľovi zvieraťa pravda dá vynáhradu. Liečiť túto nákazu sa ešte nepodarilo.</text:span></text:span></text:p>
        <text:p text:style-name="P5"><text:span text:style-name="CharStyle16"><text:span text:style-name="T7">Zjavenie sa nákazy súrne treba oznámiť vrchnosti.</text:span></text:span></text:p>
        <text:p text:style-name="P3"><text:span text:style-name="CharStyle6"><text:span text:style-name="T7"/></text:span></text:p>
        <text:p text:style-name="P11"><text:span text:style-name="CharStyle6"><text:span text:style-name="T7">Ovčie osýpky.</text:span></text:span></text:p>
        <text:p text:style-name="P5"><text:span text:style-name="CharStyle16"><text:span text:style-name="T7"/></text:span></text:p>
        <text:p text:style-name="P16"><text:span text:style-name="CharStyle16"><text:span text:style-name="T7">Osýpky môžu vypuknúť medzi bársktorým druhom našich do­mácich zvierat, ale nebezpečnejšie rozšíria sa len medzi ov</text:span></text:span><text:span text:style-name="CharStyle16"><text:span text:style-name="T4">c</text:span></text:span><text:span text:style-name="CharStyle16"><text:span text:style-name="T7">ia</text:span></text:span><text:span text:style-name="CharStyle16"><text:span text:style-name="T10">m</text:span></text:span><text:span text:style-name="CharStyle16"><text:span text:style-name="T7">i.</text:span></text:span></text:p>
        <text:p text:style-name="P5"><text:span text:style-name="CharStyle16"><text:span text:style-name="T7">Chorobu môžu dostať aj prasce, rozšíri sa síce aj medzi prascí, ale u týchto obyčajne chytro pominie</text:span></text:span></text:p>
        <text:p text:style-name="P5"><text:span text:style-name="CharStyle16"><text:span text:style-name="T7">Nákazlivé huby tejto choroby do zdravého zvieraťa dostanú sa nie len všetkými výkalami a osýpkovým obsahom chorého zvie­raťa, lež môžu sa do</text:span></text:span><text:span text:style-name="CharStyle16"><text:span text:style-name="T1">s</text:span></text:span><text:span text:style-name="CharStyle16"><text:span text:style-name="T7">tať aj cestou povetria.</text:span></text:span></text:p>
        <text:p text:style-name="P5"><text:span text:style-name="CharStyle16"><text:span text:style-name="T7">Takto veľmi ľahko môžu sa nakaziť zvieratá rozličného druhu, ba chorobu môže dostať zviera aj od človeka a naopak človek od zvieraťa.</text:span></text:span></text:p>
        <text:p text:style-name="P19"><text:soft-page-break/><text:span text:style-name="CharStyle16"><text:span text:style-name="T7">Nakazená ovca asi o 5 </text:span></text:span><text:span text:style-name="CharStyle19"><text:span text:style-name="T1">— </text:span></text:span><text:span text:style-name="CharStyle16"><text:span text:style-name="T1">1</text:span></text:span><text:span text:style-name="CharStyle16"><text:span text:style-name="T7">0 dní upadne do horúčky, načo o 2 </text:span></text:span><text:span text:style-name="CharStyle19"><text:span text:style-name="T1">— </text:span></text:span><text:span text:style-name="CharStyle16"><text:span text:style-name="T7">3 dni na hlave</text:span></text:span><text:span text:style-name="CharStyle16"><text:span text:style-name="T1">,</text:span></text:span><text:span text:style-name="CharStyle16"><text:span text:style-name="T7"> okolo nosových dier a očí, </text:span></text:span><text:span text:style-name="CharStyle16"><text:span text:style-name="T1">n</text:span></text:span><text:span text:style-name="CharStyle16"><text:span text:style-name="T7">a spodnej čiastke brucha, okolo vemena a na dnukajších bokoch stehán zjavia sa drobné červené </text:span></text:span><text:span text:style-name="CharStyle16"><text:span text:style-name="T10">f</text:span></text:span><text:span text:style-name="CharStyle16"><text:span text:style-name="T7">laky, z ktorých do nasledujúceho d</text:span></text:span><text:span text:style-name="CharStyle16"><text:span text:style-name="T10">ň</text:span></text:span><text:span text:style-name="CharStyle16"><text:span text:style-name="T7">a stanú sa hrčky. Pozdejšie sa zväčšia, površie im zbľadne a naplnia sa žltkasto-</text:span></text:span><text:span text:style-name="CharStyle16"><text:span text:style-name="T1">č</text:span></text:span><text:span text:style-name="CharStyle16"><text:span text:style-name="T7">ervenkastou tekutinou. Mimo toho na očiach a na noso­vej blane n</text:span></text:span><text:span text:style-name="CharStyle16"><text:span text:style-name="T4">a</text:span></text:span><text:span text:style-name="CharStyle16"><text:span text:style-name="T7">jdeme akýsi hnoj, ba niekedy zviera aj ťažko prežiera. Ke</text:span></text:span><text:span text:style-name="CharStyle16"><text:span text:style-name="T10">ď</text:span></text:span><text:span text:style-name="CharStyle16"><text:span text:style-name="T7"> sa osýpky už celkom vysypú, horúčosť je menšia, ba niekedy celkom prestane.</text:span></text:span></text:p>
        <text:p text:style-name="P5"><text:span text:style-name="CharStyle16"><text:span text:style-name="T7">V niektorých pádoch priebeh choroby je dosť prajný, ale v ťažších pádoch 30</text:span></text:span><text:span text:style-name="CharStyle19"><text:span text:style-name="T7">—</text:span></text:span><text:span text:style-name="CharStyle16"><text:span text:style-name="T7">70%-ov c</text:span></text:span><text:span text:style-name="CharStyle16"><text:span text:style-name="T10">h</text:span></text:span><text:span text:style-name="CharStyle16"><text:span text:style-name="T7">orých oviec vyhynie. Choroba je nesmierne chytľavá.</text:span></text:span></text:p>
        <text:p text:style-name="P19"><text:span text:style-name="CharStyle16"><text:span text:style-name="T7">V ľahš</text:span></text:span><text:span text:style-name="CharStyle16"><text:span text:style-name="T1">í</text:span></text:span><text:span text:style-name="CharStyle16"><text:span text:style-name="T7">ch pádoch liečenie neni potrebné, len sa máme po­starať o priestranný, dobre postl</text:span></text:span><text:span text:style-name="CharStyle16"><text:span text:style-name="T1">at</text:span></text:span><text:span text:style-name="CharStyle16"><text:span text:style-name="T7">ý ovčínec s čistým povetrím a o dobrý a ľahko </text:span></text:span><text:span text:style-name="CharStyle16"><text:span text:style-name="T1">zt</text:span></text:span><text:span text:style-name="CharStyle16"><text:span text:style-name="T7">rávite</text:span></text:span><text:span text:style-name="CharStyle16"><text:span text:style-name="T1">ľ</text:span></text:span><text:span text:style-name="CharStyle16"><text:span text:style-name="T7">ný krm pre choré ovce. Ale ke</text:span></text:span><text:span text:style-name="CharStyle16"><text:span text:style-name="T4">ď</text:span></text:span><text:span text:style-name="CharStyle16"><text:span text:style-name="T7"> je cho­roba ťažšia, upotrebíme prostriedky na </text:span></text:span><text:span text:style-name="CharStyle16"><text:span text:style-name="T1">s</text:span></text:span><text:span text:style-name="CharStyle16"><text:span text:style-name="T7">m</text:span></text:span><text:span text:style-name="CharStyle16"><text:span text:style-name="T1">ýv</text:span></text:span><text:span text:style-name="CharStyle16"><text:span text:style-name="T7">anie (1 % sub</text:span></text:span><text:span text:style-name="CharStyle16"><text:span text:style-name="T4">l</text:span></text:span><text:span text:style-name="CharStyle16"><text:span text:style-name="T7">imátu, 1 % karbo</text:span></text:span><text:span text:style-name="CharStyle16"><text:span text:style-name="T1">l</text:span></text:span><text:span text:style-name="CharStyle16"><text:span text:style-name="T7">u, 2 % kreolinu atď.) a zvieraťom má sa dávať niečo proti horúčke.</text:span></text:span></text:p>
        <text:p text:style-name="P5"><text:span text:style-name="CharStyle16"><text:span text:style-name="T7">Zjavenie sa ovčích osýpok naskutku treba oznámiť vrchnosti</text:span></text:span><text:span text:style-name="CharStyle16"><text:span text:style-name="T1">,</text:span></text:span><text:span text:style-name="CharStyle16"><text:span text:style-name="T7"> ktorá porobí poriadky, aby sa nákaza nerozšírila.</text:span></text:span></text:p>
        <text:p text:style-name="P3"><text:span text:style-name="CharStyle6"><text:span text:style-name="T1"/></text:span></text:p>
        <text:p text:style-name="P11"><text:span text:style-name="CharStyle6"><text:span text:style-name="T1">Sviňs</text:span></text:span><text:span text:style-name="CharStyle6"><text:span text:style-name="T7">k</text:span></text:span><text:span text:style-name="CharStyle6"><text:span text:style-name="T1">ý</text:span></text:span><text:span text:style-name="CharStyle6"><text:span text:style-name="T7"> dúl a cholera ošípaných.</text:span></text:span></text:p>
        <text:p text:style-name="P5"><text:span text:style-name="CharStyle16"><text:span text:style-name="T7"/></text:span></text:p>
        <text:p text:style-name="P16"><text:span text:style-name="CharStyle16"><text:span text:style-name="T7">Z tohoto dvojitého pomenovania choroby dá sa vedeť že je reč o dvoch takých nákazách, ktoré napadnú len ošípané a ktoré lekársky síce možno rozdeliť ale počas priebehu choroby nie vždy, lebo v mnoh</text:span></text:span><text:span text:style-name="CharStyle16"><text:span text:style-name="T10">ý</text:span></text:span><text:span text:style-name="CharStyle16"><text:span text:style-name="T7">ch pádoch zviera na obidve nákazy naraz ochorie.</text:span></text:span></text:p>
        <text:p text:style-name="P5"><text:span text:style-name="CharStyle16"><text:span text:style-name="T7">Nákazu zapríčiňujúce baktérie m</text:span></text:span><text:span text:style-name="CharStyle16"><text:span text:style-name="T1">o</text:span></text:span><text:span text:style-name="CharStyle16"><text:span text:style-name="T7">žno n</text:span></text:span><text:span text:style-name="CharStyle16"><text:span text:style-name="T1">áj</text:span></text:span><text:span text:style-name="CharStyle16"><text:span text:style-name="T7">sť vo všetkých vý­kaloch chorej ošípanej, </text:span></text:span><text:soft-page-break/><text:span text:style-name="CharStyle16"><text:span text:style-name="T7">z čoho nasleduje, že rozvláčením čiastok tela, výkalov, nosových výkalov atď. chorého zvieraťa vždy väčšie a väčšie priestory sa nakazia a zdravé ošípané nákazlivú látku veľmi ľahko môžu vziať na seba. Takéto nákazlivé miesta sú hlavne pastviny pre ošípané, kde už raz panoval </text:span></text:span><text:span text:style-name="CharStyle16"><text:span text:style-name="T1">s</text:span></text:span><text:span text:style-name="CharStyle16"><text:span text:style-name="T7">vi</text:span></text:span><text:span text:style-name="CharStyle16"><text:span text:style-name="T10">ň</text:span></text:span><text:span text:style-name="CharStyle16"><text:span text:style-name="T1">s</text:span></text:span><text:span text:style-name="CharStyle16"><text:span text:style-name="T7">ký dúl, verejné cesty, zvlášte járky požd</text:span></text:span><text:span text:style-name="CharStyle16"><text:span text:style-name="T10">ĺ</text:span></text:span><text:span text:style-name="CharStyle16"><text:span text:style-name="T7">ž nich</text:span></text:span><text:span text:style-name="CharStyle16"><text:span text:style-name="T1">,</text:span></text:span><text:span text:style-name="CharStyle16"><text:span text:style-name="T7"> nedostatočne čistené válovy na kŕmenie a nedostatočne čistené a nedostatočne desinfikované tržištia, už raz nakazené dvory, majery, chlievy atď. atď.</text:span></text:span></text:p>
        <text:p text:style-name="P5"><text:span text:style-name="CharStyle16"><text:span text:style-name="T7">Na nakazenom zvieraťu asi o 4</text:span></text:span><text:span text:style-name="CharStyle19"><text:span text:style-name="T7">—</text:span></text:span><text:span text:style-name="CharStyle16"><text:span text:style-name="T7">5 dní možno spozorovať prvé príznaky choroby Tieto príznaky sú veľmi rozd</text:span></text:span><text:span text:style-name="CharStyle16"><text:span text:style-name="T10">i</text:span></text:span><text:span text:style-name="CharStyle16"><text:span text:style-name="T7">elne, ale keď ošípaná nežerie, keď je zronená</text:span></text:span><text:span text:style-name="CharStyle16"><text:span text:style-name="T1">,</text:span></text:span><text:span text:style-name="CharStyle16"><text:span text:style-name="T7"> keď má ve</text:span></text:span><text:span text:style-name="CharStyle16"><text:span text:style-name="T1">ľ</text:span></text:span><text:span text:style-name="CharStyle16"><text:span text:style-name="T7">k</text:span></text:span><text:span text:style-name="CharStyle16"><text:span text:style-name="T1">ú</text:span></text:span><text:span text:style-name="CharStyle16"><text:span text:style-name="T7"> horúčku a keď sa potáca, keď sú výkaly veľmi suché, alebo ve</text:span></text:span><text:span text:style-name="CharStyle16"><text:span text:style-name="T4">ľ</text:span></text:span><text:span text:style-name="CharStyle16"><text:span text:style-name="T7">mi studené, z tohoto všetkého gazda už vie, že mu je ošípaná chorá.</text:span></text:span></text:p>
        <text:p text:style-name="P5"><text:span text:style-name="CharStyle16"><text:span text:style-name="T7">Choroba sa ve</text:span></text:span><text:span text:style-name="CharStyle16"><text:span text:style-name="T1">ľ</text:span></text:span><text:span text:style-name="CharStyle16"><text:span text:style-name="T7">mi rozdielne skončí, ale vo všeobecnosti skon</text:span></text:span><text:span text:style-name="CharStyle16"><text:span text:style-name="T10">č</text:span></text:span><text:span text:style-name="CharStyle16"><text:span text:style-name="T1">í </text:span></text:span><text:span text:style-name="CharStyle16"><text:span text:style-name="T7">sa obyčajne zle, lebo z nakazených ošípaných 25—95 %-ov vy­hynie.</text:span></text:span><text:span text:style-name="CharStyle16"><text:span text:style-name="T1"> Vz</text:span></text:span><text:span text:style-name="CharStyle16"><text:span text:style-name="T7">dorovitos</text:span></text:span><text:span text:style-name="CharStyle16"><text:span text:style-name="T1">ť</text:span></text:span><text:span text:style-name="CharStyle16"><text:span text:style-name="T7"> ošípaných proti tejto nákaze je veľmi malá, preto väčšia čiastka svíň</text:span></text:span><text:span text:style-name="CharStyle16"><text:span text:style-name="T1"> </text:span></text:span><text:span text:style-name="CharStyle16"><text:span text:style-name="T7">tam,</text:span></text:span><text:span text:style-name="CharStyle16"><text:span text:style-name="T1"> </text:span></text:span><text:span text:style-name="CharStyle16"><text:span text:style-name="T7">kde sa raz choroba zjaví, obyčajne ochorie.</text:span></text:span></text:p>
        <text:p text:style-name="P5"><text:span text:style-name="CharStyle16"><text:span text:style-name="T7">Liečenie liekami chorých ošípaných dosiaľ sa ešte nepodarilo. Najviac možno očakávať od bezpodmienečnej </text:span></text:span><text:span text:style-name="CharStyle16"><text:span text:style-name="T10">č</text:span></text:span><text:span text:style-name="CharStyle16"><text:span text:style-name="T7">istoty, od častého des</text:span></text:span><text:span text:style-name="CharStyle16"><text:span text:style-name="T4">in</text:span></text:span><text:span text:style-name="CharStyle16"><text:span text:style-name="T7">f</text:span></text:span><text:span text:style-name="CharStyle16"><text:span text:style-name="T1">i</text:span></text:span><text:span text:style-name="CharStyle16"><text:span text:style-name="T7">kovania nakazeného miesta, od osihote</text:span></text:span><text:span text:style-name="CharStyle16"><text:span text:style-name="T4">ni</text:span></text:span><text:span text:style-name="CharStyle16"><text:span text:style-name="T7">a ešte zdravých ošípaných a najnovšie od štepenia prostriedkom dra Huty</text:span></text:span><text:span text:style-name="CharStyle16"><text:span text:style-name="T1">r</text:span></text:span><text:span text:style-name="CharStyle16"><text:span text:style-name="T4">u</text:span></text:span><text:span text:style-name="CharStyle19"><text:span text:style-name="T7"> </text:span></text:span><text:span text:style-name="CharStyle16"><text:span text:style-name="T7">a </text:span></text:span><text:span text:style-name="CharStyle16"><text:span text:style-name="T10">K</text:span></text:span><text:span text:style-name="CharStyle16"><text:span text:style-name="T11">ő</text:span></text:span><text:span text:style-name="CharStyle16"><text:span text:style-name="T7">vesa, ktorým jestli na čas zaštepíme ešte zdravé zvieratá, tak tieto nákazu nedostanú.</text:span></text:span></text:p>
        <text:p text:style-name="P3"><text:span text:style-name="CharStyle6"><text:span text:style-name="T7"/></text:span></text:p>
        <text:p text:style-name="P11"><text:span text:style-name="CharStyle6"><text:span text:style-name="T7">Ruža u ošípaných.</text:span></text:span></text:p>
        <text:p text:style-name="P5"><text:span text:style-name="CharStyle16"><text:span text:style-name="T7"/></text:span></text:p>
        <text:p text:style-name="P16"><text:span text:style-name="CharStyle16"><text:span text:style-name="T7">Táto choroba šíri sa hubami</text:span></text:span><text:span text:style-name="CharStyle16"><text:span text:style-name="T1">,</text:span></text:span><text:span text:style-name="CharStyle16"><text:span text:style-name="T7"> ktoré sú obsažen</text:span></text:span><text:span text:style-name="CharStyle16"><text:span text:style-name="T1">é</text:span></text:span><text:span text:style-name="CharStyle16"><text:span text:style-name="T7"> vo výkaloch nakazených ošípaných. Prirodzené nakazenie stáva sa cez poranenú kožu alebo cez črevá. Na </text:span></text:span><text:soft-page-break/><text:span text:style-name="CharStyle16"><text:span text:style-name="T7">nákazu ochorejú obyčajne niže jedno­ročné ošípané a v ktorom dvore, na ktorej pastvine sa choroba raz zjaví, jestli sa nebránia proti nej a jestli čistenie a desinfikovanie nedostatočne konajú, tam sa obyčajne každý rok stretáme s ňou. Teda je isté, že nákazlivá látka tejto choroby ostane v nakazenej pôde a</text:span></text:span><text:span text:style-name="CharStyle16"><text:span text:style-name="T1"> </text:span></text:span><text:span text:style-name="CharStyle16"><text:span text:style-name="T7">v lete</text:span></text:span><text:span text:style-name="CharStyle16"><text:span text:style-name="T1">,</text:span></text:span><text:span text:style-name="CharStyle16"><text:span text:style-name="T7"> keď je teplo, sa rozmnožuje a n</text:span></text:span><text:span text:style-name="CharStyle16"><text:span text:style-name="T1">a</text:span></text:span><text:span text:style-name="CharStyle16"><text:span text:style-name="T7">kazí mladé ošípané.</text:span></text:span></text:p>
        <text:p text:style-name="P5"><text:span text:style-name="CharStyle16"><text:span text:style-name="T7">Prvé príznaky choroby zjavia sa o </text:span></text:span><text:span text:style-name="CharStyle19"><text:span text:style-name="T7">3—</text:span></text:span><text:span text:style-name="CharStyle16"><text:span text:style-name="T7">5 dní po nakazení. Tieto príznaky sú roz</text:span></text:span><text:span text:style-name="CharStyle16"><text:span text:style-name="T10">d</text:span></text:span><text:span text:style-name="CharStyle16"><text:span text:style-name="T7">ielne.</text:span></text:span></text:p>
        <text:p text:style-name="P5"><text:span text:style-name="CharStyle16"><text:span text:style-name="T7">V páde najľahšej choroby ošípaná za niekoľko dní má ho­rúčku a na površí tela utvoria sa teplé </text:span></text:span><text:span text:style-name="CharStyle16"><text:span text:style-name="T10">č</text:span></text:span><text:span text:style-name="CharStyle16"><text:span text:style-name="T7">ervené flaky rozdielnej podoby, ktoré pozdejšie vystúpia nad zdravú kožu a na pro­striedku ob</text:span></text:span><text:span text:style-name="CharStyle16"><text:span text:style-name="T1">ľ</text:span></text:span><text:span text:style-name="CharStyle16"><text:span text:style-name="T7">adnú a potia sa. Tento pot uschne. Potom chorá oší­paná oslabne, ztratí appetít, trápi </text:span></text:span><text:span text:style-name="CharStyle16"><text:span text:style-name="T1">j</text:span></text:span><text:span text:style-name="CharStyle16"><text:span text:style-name="T7">u smäd, vylučuje zo seba me­nej výkalov a niekedy pobáda j</text:span></text:span><text:span text:style-name="CharStyle16"><text:span text:style-name="T1">u</text:span></text:span><text:span text:style-name="CharStyle16"><text:span text:style-name="T7"> ku vracaniu</text:span></text:span></text:p>
        <text:p text:style-name="P5"><text:span text:style-name="CharStyle16"><text:span text:style-name="T7">V páde ťažšej choroby zviera odrazu upadne do veľkej ho­rúčky a tupo skučiac, bezcitne leží na stelive alebo sa schová doňho a keď choré zviera chytíme, vtedy začne slabým, jakoby plačlivým hlasom kvičať. </text:span></text:span><text:span text:style-name="CharStyle16"><text:span text:style-name="T4">A</text:span></text:span><text:span text:style-name="CharStyle16"><text:span text:style-name="T7">ppet</text:span></text:span><text:span text:style-name="CharStyle16"><text:span text:style-name="T1">í</text:span></text:span><text:span text:style-name="CharStyle16"><text:span text:style-name="T7">t vys</text:span></text:span><text:span text:style-name="CharStyle16"><text:span text:style-name="T10">t</text:span></text:span><text:span text:style-name="CharStyle16"><text:span text:style-name="T7">ane a často zjaví sa pobá­danie ku vracaniu a teplota tela stále ukazuje 41</text:span></text:span><text:span text:style-name="CharStyle19"><text:span text:style-name="T7">—</text:span></text:span><text:span text:style-name="CharStyle16"><text:span text:style-name="T7">42 stupňov d</text:span></text:span><text:span text:style-name="CharStyle16"><text:span text:style-name="T1">ľ</text:span></text:span><text:span text:style-name="CharStyle16"><text:span text:style-name="T7">a Celsiusa. </text:span></text:span><text:span text:style-name="CharStyle16"><text:span text:style-name="T4">O</text:span></text:span><text:span text:style-name="CharStyle16"><text:span text:style-name="T7"> niekoľko dn</text:span></text:span><text:span text:style-name="CharStyle16"><text:span text:style-name="T1">í</text:span></text:span><text:span text:style-name="CharStyle16"><text:span text:style-name="T7"> na koži možno v</text:span></text:span><text:span text:style-name="CharStyle16"><text:span text:style-name="T1">id</text:span></text:span><text:span text:style-name="CharStyle16"><text:span text:style-name="T7">e</text:span></text:span><text:span text:style-name="CharStyle16"><text:span text:style-name="T1">ť</text:span></text:span><text:span text:style-name="CharStyle16"><text:span text:style-name="T7"> červen</text:span></text:span><text:span text:style-name="CharStyle16"><text:span text:style-name="T1">é</text:span></text:span><text:span text:style-name="CharStyle16"><text:span text:style-name="T7"> flaky, presiakanie akéhosi moku a soškvarenie. Keď sa tieto príznaky zväčšujú, ošípaná za 3—4 dni obyča</text:span></text:span><text:span text:style-name="CharStyle16"><text:span text:style-name="T1">j</text:span></text:span><text:span text:style-name="CharStyle16"><text:span text:style-name="T7">ne vyhynie.</text:span></text:span></text:p>
        <text:p text:style-name="P5"><text:span text:style-name="CharStyle16"><text:span text:style-name="T7">Tretí pád choroby je pokračovanie dvoch predošlých. Takéto zvieratá v zraste zaostanú</text:span></text:span><text:span text:style-name="CharStyle16"><text:span text:style-name="T1">,</text:span></text:span><text:span text:style-name="CharStyle16"><text:span text:style-name="T7"> pokašlávajú, veľa ležia a konečne na­stane u nich slabosť zadných čiastok tela. Potom zviera vy­hynie.</text:span></text:span></text:p>
        <text:p text:style-name="P5"><text:span text:style-name="CharStyle16"><text:span text:style-name="T7">Bránenie sa proti nákaze je to isté, jako pri sviňskom dúle. Prvou podmienkou obrany je všeobecná čistota, des</text:span></text:span><text:span text:style-name="CharStyle16"><text:span text:style-name="T4">in</text:span></text:span><text:span text:style-name="CharStyle16"><text:span text:style-name="T7">fikovanie a oddelenie chorých zvierat od zdravých. Tam, kde sa choroba riadne zjavuje, treba upotrebiť Past</text:span></text:span><text:span text:style-name="CharStyle16"><text:span text:style-name="T1">eu</text:span></text:span><text:span text:style-name="CharStyle16"><text:span text:style-name="T7">rove štepenie</text:span></text:span><text:span text:style-name="CharStyle16"><text:span text:style-name="T1">,</text:span></text:span><text:span text:style-name="CharStyle16"><text:span text:style-name="T7"> </text:span></text:span><text:soft-page-break/><text:span text:style-name="CharStyle16"><text:span text:style-name="T7">lebo t</text:span></text:span><text:span text:style-name="CharStyle16"><text:span text:style-name="T1">a</text:span></text:span><text:span text:style-name="CharStyle16"><text:span text:style-name="T7">ké zvieratá, ktoré na čas zaštepíme</text:span></text:span><text:span text:style-name="CharStyle16"><text:span text:style-name="T1">,</text:span></text:span><text:span text:style-name="CharStyle16"><text:span text:style-name="T7"> túto chorobu nedostanú.</text:span></text:span></text:p>
        <text:p text:style-name="P5"><text:span text:style-name="CharStyle16"><text:span text:style-name="T1">V</text:span></text:span><text:span text:style-name="CharStyle16"><text:span text:style-name="T7"> páde zjavenia sa choroby, treba ju oznámiť vrchnosti.</text:span></text:span></text:p>
        <text:p text:style-name="P3"><text:span text:style-name="CharStyle6"><text:span text:style-name="T7"/></text:span></text:p>
        <text:p text:style-name="P11"><text:span text:style-name="CharStyle6"><text:span text:style-name="T7">Praskajúca sneť.</text:span></text:span></text:p>
        <text:p text:style-name="P5"><text:span text:style-name="CharStyle16"><text:span text:style-name="T7"/></text:span></text:p>
        <text:p text:style-name="P16"><text:span text:style-name="CharStyle16"><text:span text:style-name="T7">Táto choroba končí sa obyčajne s vyhynutím zvieraťa. Dostane ju </text:span></text:span><text:span text:style-name="CharStyle16"><text:span text:style-name="T1">zv</text:span></text:span><text:span text:style-name="CharStyle16"><text:span text:style-name="T7">lášte mladý rožný statok, ale a</text:span></text:span><text:span text:style-name="CharStyle16"><text:span text:style-name="T10">j</text:span></text:span><text:span text:style-name="CharStyle16"><text:span text:style-name="T7"> jahence chorejú na ňu.</text:span></text:span></text:p>
        <text:p text:style-name="P5"><text:span text:style-name="CharStyle16"><text:span text:style-name="T7">Nákazlivé huby tejto choroby rastú na jednotlivých pastvinách a odtiaľto obyčajne cez poranené čiastky tela dostanú sa do zvie­raťa. kde sa rýchle rozmnožia a vtedy sa zjavia aj príznaky cho­roby. Nakazené zviera upadne do veľkej horúčky</text:span></text:span><text:span text:style-name="CharStyle16"><text:span text:style-name="T1">,</text:span></text:span><text:span text:style-name="CharStyle16"><text:span text:style-name="T7"> papuľa mu vy­schne, zviera rýchlejšie dýcha, </text:span></text:span><text:span text:style-name="CharStyle16"><text:span text:style-name="T1">ž</text:span></text:span><text:span text:style-name="CharStyle16"><text:span text:style-name="T7">ily mu rýc</text:span></text:span><text:span text:style-name="CharStyle16"><text:span text:style-name="T10">h</text:span></text:span><text:span text:style-name="CharStyle16"><text:span text:style-name="T7">lejšie bijú, appetít klesá a zviera zväčša leží. Keď ho nú</text:span></text:span><text:span text:style-name="CharStyle16"><text:span text:style-name="T1">t</text:span></text:span><text:span text:style-name="CharStyle16"><text:span text:style-name="T7">ime, aby kráčalo, pohybuje sa ťažko a na volaktorú nohu kríva. </text:span></text:span><text:span text:style-name="CharStyle16"><text:span text:style-name="T10">O</text:span></text:span><text:span text:style-name="CharStyle16"><text:span text:style-name="T7"> niekoľko hodín po týchto príznakoch nájdeme rýchle vzrastajúcu opuchlinu</text:span></text:span><text:span text:style-name="CharStyle16"><text:span text:style-name="T1">,</text:span></text:span><text:span text:style-name="CharStyle16"><text:span text:style-name="T7"> ktorá sa oby­čajne z hornej čiastky nôh ku drieku alebo ku bokom hrdla roz­prestiera, napuchl</text:span></text:span><text:span text:style-name="CharStyle16"><text:span text:style-name="T10">i</text:span></text:span><text:span text:style-name="CharStyle16"><text:span text:style-name="T1">n</text:span></text:span><text:span text:style-name="CharStyle16"><text:span text:style-name="T7">a zpoč</text:span></text:span><text:span text:style-name="CharStyle16"><text:span text:style-name="T1">i</text:span></text:span><text:span text:style-name="CharStyle16"><text:span text:style-name="T7">atku </text:span></text:span><text:span text:style-name="CharStyle16"><text:span text:style-name="T10">j</text:span></text:span><text:span text:style-name="CharStyle16"><text:span text:style-name="T1">e</text:span></text:span><text:span text:style-name="CharStyle16"><text:span text:style-name="T7"> mass</text:span></text:span><text:span text:style-name="CharStyle16"><text:span text:style-name="T1">í</text:span></text:span><text:span text:style-name="CharStyle16"><text:span text:style-name="T7">vna a boľavá, ale ako rastie, tak utráca citlivosť a keď poklepeme na ňu, vydáva hlas ako bubon a keď ju pohladkáme</text:span></text:span><text:span text:style-name="CharStyle16"><text:span text:style-name="T1">,</text:span></text:span><text:span text:style-name="CharStyle16"><text:span text:style-name="T7"> vtedy práska.</text:span></text:span></text:p>
        <text:p text:style-name="P3"><text:span text:style-name="CharStyle6"><text:span text:style-name="T7"/></text:span></text:p>
        <text:p text:style-name="P11"><text:span text:style-name="CharStyle6"><text:span text:style-name="T7">Obmedzenie šírenia sa nákazlivých chorôb.</text:span></text:span></text:p>
        <text:p text:style-name="P5"><text:span text:style-name="CharStyle16"><text:span text:style-name="T7"/></text:span></text:p>
        <text:p text:style-name="P16"><text:span text:style-name="CharStyle16"><text:span text:style-name="T7">Nákazlivé choroby zvierat, keď sa rozšíria, ba aj keď sú ľah­šieho priebehu, ale sú rozšírené po celej krajine: zapríčiňujú škody na milliony. Preto privlečenie nákazlivých chorôb zvierat nikde netrpia a najprísnejšími poriadkami sa bránia proti ním.</text:span></text:span></text:p>
        <text:p text:style-name="P5"><text:span text:style-name="CharStyle16"><text:span text:style-name="T7">Z obce, v ktorej nákazlivá choroba panuje</text:span></text:span><text:span text:style-name="CharStyle16"><text:span text:style-name="T1">,</text:span></text:span><text:span text:style-name="CharStyle16"><text:span text:style-name="T7"> zakážu statok pre­viesť do iných obc</text:span></text:span><text:span text:style-name="CharStyle16"><text:span text:style-name="T10">í</text:span></text:span><text:span text:style-name="CharStyle16"><text:span text:style-name="T7"> a </text:span></text:span><text:soft-page-break/><text:span text:style-name="CharStyle16"><text:span text:style-name="T7">hranice takej krajiny</text:span></text:span><text:span text:style-name="CharStyle16"><text:span text:style-name="T1">,</text:span></text:span><text:span text:style-name="CharStyle16"><text:span text:style-name="T7"> v ktorej je nákaza rozšírená, dostanú sa tiež pod zatvor. A takéto zavretie obcí a krajín pre patričné obce alebo pre krajinu má za následok veľké ztraty, </text:span></text:span><text:span text:style-name="CharStyle16"><text:span text:style-name="T10">j</text:span></text:span><text:span text:style-name="CharStyle16"><text:span text:style-name="T7">e to opravdovou ranou pre krajinu, ktorú odstrániť je po­vinnosťou. Obrana proti nákazlivým chorobám zvierat pozostáva zo zamedzenia obchodu so zvieratmi a zo štepe</text:span></text:span><text:span text:style-name="CharStyle16"><text:span text:style-name="T10">ni</text:span></text:span><text:span text:style-name="CharStyle16"><text:span text:style-name="T7">a zvierat proti chorobám. Liečenie chorôb dosiaľ málo málo výsledku, ale ochranné štepenia proti jednotlivým chorobám sa úplne dokázaly.</text:span></text:span></text:p>
        <text:p text:style-name="P5"><text:span text:style-name="CharStyle16"><text:span text:style-name="T7">Zkúseno</text:span></text:span><text:span text:style-name="CharStyle16"><text:span text:style-name="T1">s</text:span></text:span><text:span text:style-name="CharStyle16"><text:span text:style-name="T7">ti ukazujú, že od ochranných a c</text:span></text:span><text:span text:style-name="CharStyle16"><text:span text:style-name="T10">h</text:span></text:span><text:span text:style-name="CharStyle16"><text:span text:style-name="T7">orobu udusu</text:span></text:span><text:span text:style-name="CharStyle16"><text:span text:style-name="T1">j</text:span></text:span><text:span text:style-name="CharStyle16"><text:span text:style-name="T7">úcich poriadkov ešte najväčšie výsledky možno očakávať.</text:span></text:span></text:p>
        <text:p text:style-name="P5"><text:span text:style-name="CharStyle16"><text:span text:style-name="T7">Šírenie sa nákazlivých chorôb zvierat možno zamedzovať tými nariadeniami, ktoré sú obsažené v VII. z. č</text:span></text:span><text:span text:style-name="CharStyle16"><text:span text:style-name="T1">l</text:span></text:span><text:span text:style-name="CharStyle16"><text:span text:style-name="T7">. z r. 1888</text:span></text:span></text:p>
        <text:p text:style-name="P5"><text:span text:style-name="CharStyle16"><text:span text:style-name="T7">Tieto nariadenia sú dvojaké:</text:span></text:span></text:p>
        <text:p text:style-name="P6"><text:span text:style-name="CharStyle16"><text:span text:style-name="T7">1. ktoré chrania pred privlečením nákazlivých chorôb ;</text:span></text:span></text:p>
        <text:p text:style-name="P7"><text:span text:style-name="CharStyle16"><text:span text:style-name="T7">2. ktoré slúžia ku tomu, aby šírenie sa privlečenej alebo vy­puknutej nákazlivej choroby bolo zamedzené.</text:span></text:span></text:p>
        <text:p text:style-name="P5"><text:span text:style-name="CharStyle16"><text:span text:style-name="T1">O</text:span></text:span><text:span text:style-name="CharStyle16"><text:span text:style-name="T7">chranné nariadenia v prvom rade poťahujú sa na potrebné zavretie hraníc krajiny a na prezkúmanie privezených zvierat</text:span></text:span><text:span text:style-name="CharStyle16"><text:span text:style-name="T1">,</text:span></text:span><text:span text:style-name="CharStyle16"><text:span text:style-name="T7"> zvieracích koži, mäsa atď., alebo nakazených predmetov. Na území krajiny sriadili záležitosť zvieracích pass</text:span></text:span><text:span text:style-name="CharStyle16"><text:span text:style-name="T1">ov</text:span></text:span><text:span text:style-name="CharStyle16"><text:span text:style-name="T7"> a dobytčích jarmak</text:span></text:span><text:span text:style-name="CharStyle16"><text:span text:style-name="T1">ov</text:span></text:span><text:span text:style-name="CharStyle16"><text:span text:style-name="T7">, bitúnky, spoločné pastviny a premávku dobytka postavili pod do­zor a oznámenie vnútorných chorôb zvierat stalo sa zaväzujúcim.</text:span></text:span></text:p>
        <text:p text:style-name="P5"><text:span text:style-name="CharStyle16"><text:span text:style-name="T7">Cieľom udusenia a prekazenia ďalšieho šírenia sa nákazlivých chorôb medzi inými zákon nariaďuje postavenie pod zátvor a za­bitie chorého zvieraťa. Postavenie pod zátvor, keď len tu i tu ochorie zviera </text:span></text:span><text:span text:style-name="CharStyle16"><text:span text:style-name="T10">na</text:span></text:span><text:span text:style-name="CharStyle16"><text:span text:style-name="T7"> nákazlivú nemoc</text:span></text:span><text:span text:style-name="CharStyle16"><text:span text:style-name="T1">,</text:span></text:span><text:span text:style-name="CharStyle16"><text:span text:style-name="T7"> rozprestiera sa len na </text:span></text:span><text:span text:style-name="CharStyle16"><text:span text:style-name="T1">j</text:span></text:span><text:span text:style-name="CharStyle16"><text:span text:style-name="T7">ednotlivé dvory, ale keď </text:span></text:span><text:span text:style-name="CharStyle16"><text:span text:style-name="T1">s</text:span></text:span><text:span text:style-name="CharStyle16"><text:span text:style-name="T7">a choroba rozšíri, vtedy aj celé obce možno po­staviť pod zátvor. Konečne desinfikovan</text:span></text:span><text:span text:style-name="CharStyle16"><text:span text:style-name="T10">í</text:span></text:span><text:span text:style-name="CharStyle16"><text:span text:style-name="T7">m nakaze­ných priestorov a maštá</text:span></text:span><text:span text:style-name="CharStyle16"><text:span text:style-name="T4">ľ</text:span></text:span><text:span text:style-name="CharStyle16"><text:span text:style-name="T7"> chcú vyničiť </text:span></text:span><text:soft-page-break/><text:span text:style-name="CharStyle16"><text:span text:style-name="T7">nákazlivé hu</text:span></text:span><text:span text:style-name="CharStyle16"><text:span text:style-name="T1">by</text:span></text:span><text:span text:style-name="CharStyle16"><text:span text:style-name="T7">, alebo chorobu základne u</text:span></text:span><text:span text:style-name="CharStyle16"><text:span text:style-name="T1">dus</text:span></text:span><text:span text:style-name="CharStyle16"><text:span text:style-name="T7">iť.</text:span></text:span></text:p>
        <text:p text:style-name="P5"><text:span text:style-name="CharStyle16"><text:span text:style-name="T7">Dľa tohoto zákon bráni verejný záujem, ale my jednotlivci máme sa držať toho príslovia</text:span></text:span><text:span text:style-name="CharStyle16"><text:span text:style-name="T1">:</text:span></text:span><text:span text:style-name="CharStyle16"><text:span text:style-name="T7"> Pomáhaj s</text:span></text:span><text:span text:style-name="CharStyle16"><text:span text:style-name="T1">i</text:span></text:span><text:span text:style-name="CharStyle16"><text:span text:style-name="T7"> človeče, aj pán Bo</text:span></text:span><text:span text:style-name="CharStyle16"><text:span text:style-name="T10">h</text:span></text:span><text:span text:style-name="CharStyle16"><text:span text:style-name="T7"> ti pomôže. Veď toto ináč ani nemôže byť, lebo v tomto ohľade len tak d</text:span></text:span><text:span text:style-name="CharStyle16"><text:span text:style-name="T1">ô</text:span></text:span><text:span text:style-name="CharStyle16"><text:span text:style-name="T7">jdeme cieľa, keď každý jednotlivec zadosť urobí svojej povinnosti.</text:span></text:span></text:p>
        <text:p text:style-name="P5"><text:span text:style-name="CharStyle16"><text:span text:style-name="T7">Vo všeobecnosti majme pred očami nasledovn</text:span></text:span><text:span text:style-name="CharStyle16"><text:span text:style-name="T1">é</text:span></text:span><text:span text:style-name="CharStyle16"><text:span text:style-name="T7">:</text:span></text:span></text:p>
        <text:p text:style-name="P8"><text:span text:style-name="CharStyle16"><text:span text:style-name="T7">1. Vnútorné ochorenie alebo vyhynutie našich zvierat na skutku oznámme obecniemu predstavenstvu a jest</text:span></text:span><text:span text:style-name="CharStyle16"><text:span text:style-name="T10">li</text:span></text:span><text:span text:style-name="CharStyle16"><text:span text:style-name="T7"> myslíme</text:span></text:span><text:span text:style-name="CharStyle16"><text:span text:style-name="T1">,</text:span></text:span><text:span text:style-name="CharStyle16"><text:span text:style-name="T7"> že je choroba chytľavá, t</text:span></text:span><text:span text:style-name="CharStyle16"><text:span text:style-name="T1">a</text:span></text:span><text:span text:style-name="CharStyle16"><text:span text:style-name="T7">k choré zviera naskutku oddeľme od zdravých.</text:span></text:span></text:p>
        <text:p text:style-name="P8"><text:span text:style-name="CharStyle16"><text:span text:style-name="T7">2. do takej maštale, na takú pastvinu alebo do takého dvora, kde je nákazlivá choroba, nejdime;</text:span></text:span></text:p>
        <text:p text:style-name="P9"><text:span text:style-name="CharStyle16"><text:span text:style-name="T7">3. v páde rozšírených chytľavých chorôb spoločné cesty, ho­stince, spoločné válovy pri studniach a spoločné pastviny</text:span></text:span><text:span text:style-name="CharStyle16"><text:span text:style-name="T1">,</text:span></text:span><text:span text:style-name="CharStyle16"><text:span text:style-name="T7"> jar­moky atď. obchádzajme a zvieratá, ktoré sú náchylné ku nákaze, upotrebme len ku konaniu tých prác, ktoré sa vonkoncom ne­dajú odročiť;</text:span></text:span></text:p>
        <text:p text:style-name="P8"><text:span text:style-name="CharStyle16"><text:span text:style-name="T7">4. cudzích ľudí do maštale nepusťme a z cudzieho miesta kúpené zviera aspo</text:span></text:span><text:span text:style-name="CharStyle16"><text:span text:style-name="T1">ň</text:span></text:span><text:span text:style-name="CharStyle16"><text:span text:style-name="T7"> za 8 dní držme osobit</text:span></text:span><text:span text:style-name="CharStyle16"><text:span text:style-name="T4">e</text:span></text:span><text:span text:style-name="CharStyle16"><text:span text:style-name="T7">;</text:span></text:span></text:p>
        <text:p text:style-name="P8"><text:span text:style-name="CharStyle16"><text:span text:style-name="T7">5. k</text:span></text:span><text:span text:style-name="CharStyle16"><text:span text:style-name="T1">r</text:span></text:span><text:span text:style-name="CharStyle16"><text:span text:style-name="T7">m kúpme len na takom mieste, kde nákazlivá choroba nepanuje.</text:span></text:span></text:p>
        <text:p text:style-name="P5"><text:span text:style-name="CharStyle16"><text:span text:style-name="T7">V páde vy</text:span></text:span><text:span text:style-name="CharStyle16"><text:span text:style-name="T1">puk</text:span></text:span><text:span text:style-name="CharStyle16"><text:span text:style-name="T7">nutia nákazlivých chorôb, pri ozná­mení a osihoten</text:span></text:span><text:span text:style-name="CharStyle16"><text:span text:style-name="T1">í</text:span></text:span><text:span text:style-name="CharStyle16"><text:span text:style-name="T7"> chorého zvieraťa budzme na tom, aby choré zviera na každý pád ostalo v mašta</text:span></text:span><text:span text:style-name="CharStyle16"><text:span text:style-name="T10">l</text:span></text:span><text:span text:style-name="CharStyle16"><text:span text:style-name="T1">i</text:span></text:span><text:span text:style-name="CharStyle16"><text:span text:style-name="T7">, alebo na pastvine aby sa na takom mieste pohybovalo, kde možnosť stýkania sa jeho so zdravými zvieratmi je úplne vytvorená.</text:span></text:span></text:p>
        <text:p text:style-name="P5"><text:span text:style-name="CharStyle16"><text:span text:style-name="T7">So slamou, hnojom, hnojovkou atď. zpod chorých zvierat tiež tak zachádzajme, aby </text:span></text:span><text:span text:style-name="CharStyle16"><text:span text:style-name="T4">t</text:span></text:span><text:span text:style-name="CharStyle16"><text:span text:style-name="T7">oto všetko zdravie iných zvierat neohrožovalo a jest</text:span></text:span><text:span text:style-name="CharStyle16"><text:span text:style-name="T4">li</text:span></text:span><text:span text:style-name="CharStyle16"><text:span text:style-name="T7"> by sa toto ináč nemohlo </text:span></text:span><text:soft-page-break/><text:span text:style-name="CharStyle16"><text:span text:style-name="T7">stať, na oheň súce odpadky spáľme a ostatné zakopaním alebo desinfikovan</text:span></text:span><text:span text:style-name="CharStyle16"><text:span text:style-name="T1">i</text:span></text:span><text:span text:style-name="CharStyle16"><text:span text:style-name="T7">m každý de</text:span></text:span><text:span text:style-name="CharStyle16"><text:span text:style-name="T1">ň</text:span></text:span><text:span text:style-name="CharStyle16"><text:span text:style-name="T7"> urob­me neškodnými. Maštaľné náčinie, ktoré potrebujeme okolo cho­rého zvieraťa, nádoby na napájanie atď. počas trvania choroby ku zdravým zviera</text:span></text:span><text:span text:style-name="CharStyle16"><text:span text:style-name="T10">ť</text:span></text:span><text:span text:style-name="CharStyle16"><text:span text:style-name="T7">om nenesme, ba aj po vyliečení len vtedy, keď ich očistíme a desinfikujeme. Všetko toto máme rozkázať aj čeľadi. Tá čeľaď, ktorá sa s chorým zvieraťom stýka, ku zdravým zverom nech sa nepriblíži, ba aj po vyliečení alebo vyhynutí zvieraťa len vtedy, keď si šaty a čižmy nálež</text:span></text:span><text:span text:style-name="CharStyle16"><text:span text:style-name="T4">i</text:span></text:span><text:span text:style-name="CharStyle16"><text:span text:style-name="T7">te očistí a desinfikuje.</text:span></text:span></text:p>
        <text:p text:style-name="P5"><text:span text:style-name="CharStyle16"><text:span text:style-name="T7">Keď nákazlivá choroba prestane, to miesto, kde choré zviera stálo, treba desinfikovať a síce dľa predpisov zákona po</text:span></text:span><text:span text:style-name="CharStyle16"><text:span text:style-name="T1">ť</text:span></text:span><text:span text:style-name="CharStyle16"><text:span text:style-name="T7">ahujúceho sa na zdravotníctvo zvierat. Pri riadnom čistení veľkú váhu klaď­me tu na smytie horúcou lúhovou vodou, lebo je isté, že ná­kazlivé huby pod dlhším účinkom vriacej vody zväčša zahynú.</text:span></text:span></text:p>
        <text:p text:style-name="P19"><text:span text:style-name="CharStyle16"><text:span text:style-name="T7">Maštaľný riad, náčinie práve takto čistíme, železné </text:span></text:span><text:span text:style-name="CharStyle16"><text:span text:style-name="T10">č</text:span></text:span><text:span text:style-name="CharStyle16"><text:span text:style-name="T7">iastky dáme do ohňa, kdežto z choroby vyliečené zviera umývame 5 %</text:span></text:span><text:span text:style-name="CharStyle16"><text:span text:style-name="T1">-</text:span></text:span><text:span text:style-name="CharStyle16"><text:span text:style-name="T7">vým roztokom kreoliou.</text:span></text:span></text:p>
        <text:p text:style-name="P5"><text:span text:style-name="CharStyle16"><text:span text:style-name="T7">Vyhynuté zvieratá opatrne vyvezme za obec, pozorujúc na to, aby sme z mrciny nič neztratili na ceste. Jama, do ktorej za­hrabeme vyhynuté zviera</text:span></text:span><text:span text:style-name="CharStyle16"><text:span text:style-name="T1">,</text:span></text:span><text:span text:style-name="CharStyle16"><text:span text:style-name="T7"> nech je aspoň dva metre hlboká. Na vyhynuté zviera pred zahrabaním ho zemou nahádžme nehaseného vápna a na zem, ktorou zviera zahrabeme, naklaďme skaly alebo tŕne</text:span></text:span><text:span text:style-name="CharStyle16"><text:span text:style-name="T1">,</text:span></text:span><text:span text:style-name="CharStyle16"><text:span text:style-name="T7"> aby tadiaľ zvieratá nechodily a aby psi nevyhrabali mrcinu.</text:span></text:span></text:p>
        <text:p text:style-name="P5"><text:span text:style-name="CharStyle16"><text:span text:style-name="T7">Všetko toto slúži ku tomu, aby sa nákazlivé huby choroby nerozširovaly; výsledok obyčajne závisí od nášho obozretného po­kračovania a od svedomitosti našej čeľade. Jest</text:span></text:span><text:span text:style-name="CharStyle16"><text:span text:style-name="T4">li</text:span></text:span><text:span text:style-name="CharStyle16"><text:span text:style-name="T7"> všetko urobíme, d</text:span></text:span><text:span text:style-name="CharStyle16"><text:span text:style-name="T4">o</text:span></text:span><text:span text:style-name="CharStyle16"><text:span text:style-name="T7">jdeme cieľa, ale jestli čo len za vlas premeškáme</text:span></text:span><text:span text:style-name="CharStyle16"><text:span text:style-name="T1">,</text:span></text:span><text:span text:style-name="CharStyle16"><text:span text:style-name="T7"> tak od cieľa tak ďa</text:span></text:span><text:span text:style-name="CharStyle16"><text:span text:style-name="T4">l</text:span></text:span><text:span text:style-name="CharStyle16"><text:span text:style-name="T7">ako zaostaneme, ako k</text:span></text:span><text:span text:style-name="CharStyle16"><text:span text:style-name="T10">e</text:span></text:span><text:span text:style-name="CharStyle16"><text:span text:style-name="T1">ď</text:span></text:span><text:span text:style-name="CharStyle16"><text:span text:style-name="T7"> by sme vôbec nič neboli urobili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margin-left="0cm" fo:margin-right="0cm" fo:text-indent="0.67cm" style:auto-text-indent="false"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fo:text-align="end" style:justify-single-word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9" style:family="text" style:parent-style-name="DefaultFontStyle"/>
    <style:style style:name="CharStyle11" style:family="text" style:parent-style-name="DefaultFontStyle"/>
    <style:style style:name="CharStyle13" style:family="text" style:parent-style-name="DefaultFontStyle"/>
    <style:style style:name="CharStyle14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16" style:family="text" style:parent-style-name="DefaultFontStyle"/>
    <style:style style:name="CharStyle18" style:family="text" style:parent-style-name="DefaultFontStyle"/>
    <style:style style:name="CharStyle19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16">
      <style:text-properties fo:color="#000000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59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112108200</dc:title>
    <dc:subject/>
    <meta:initial-creator/>
    <meta:keyword/>
    <dc:date>2023-11-25T16:16:31.769000000</dc:date>
    <meta:editing-duration>PT1H25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8" meta:paragraph-count="114" meta:word-count="4339" meta:character-count="27493" meta:non-whitespace-character-count="23289"/>
  </office:meta>
</office:document-meta>
</file>